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>
            <text:p>error percentage</text:p>
          </table:table-cell>
          <table:table-cell/>
          <table:table-cell>
            <draw:frame table:end-cell-address="Sheet1.Q19" table:end-x="1.873cm" table:end-y="0.371cm" draw:z-index="0" draw:style-name="gr1" svg:width="13.229cm" svg:height="8.841cm" svg:x="2.193cm" svg:y="0.074cm">
              <draw:object draw:notify-on-update-of-ranges="Sheet1.B3:Sheet1.B3 Sheet1.B4:Sheet1.B56 Sheet1.C3:Sheet1.C3 Sheet1.C4:Sheet1.C56 Sheet1.B3:Sheet1.B3 Sheet1.B4:Sheet1.B56 Sheet1.D3:Sheet1.D3 Sheet1.D4:Sheet1.D5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allsanpey </text:p>
          </table:table-cell>
          <table:table-cell office:value-type="string">
            <text:p><text:s/>TmExp </text:p>
          </table:table-cell>
          <table:table-cell table:number-columns-repeated="3"/>
          <table:table-cell office:value-type="string">
            <text:p><text:s/>allsanpey 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CAAATAAAG/GTTTTTTTC</text:p>
          </table:table-cell>
          <table:table-cell office:value-type="float" office:value="23.1">
            <text:p>23.1</text:p>
          </table:table-cell>
          <table:table-cell office:value-type="float" office:value="23.41">
            <text:p>23.41</text:p>
          </table:table-cell>
          <table:table-cell office:value-type="float" office:value="23.1">
            <text:p>23.1</text:p>
          </table:table-cell>
          <table:table-cell table:number-columns-repeated="3"/>
          <table:table-cell table:formula="oooc:=ABS(([.C5]-[.B5])*100/[.B5])" office:value-type="float" office:value="1.34199134199134">
            <text:p>1.34</text:p>
          </table:table-cell>
          <table:table-cell table:number-columns-repeated="4"/>
        </table:table-row>
        <table:table-row table:style-name="ro1">
          <table:table-cell office:value-type="string">
            <text:p>GGACACTCG/CCTGGGAGC</text:p>
          </table:table-cell>
          <table:table-cell office:value-type="float" office:value="52">
            <text:p>52</text:p>
          </table:table-cell>
          <table:table-cell office:value-type="float" office:value="50.84">
            <text:p>50.84</text:p>
          </table:table-cell>
          <table:table-cell office:value-type="float" office:value="52">
            <text:p>52</text:p>
          </table:table-cell>
          <table:table-cell table:number-columns-repeated="3"/>
          <table:table-cell table:formula="oooc:=ABS(([.C6]-[.B6])*100/[.B6])" office:value-type="float" office:value="2.23076923076922">
            <text:p>2.23</text:p>
          </table:table-cell>
          <table:table-cell table:number-columns-repeated="4"/>
        </table:table-row>
        <table:table-row table:style-name="ro1">
          <table:table-cell office:value-type="string">
            <text:p>GTAGTGACATG/CATCATTGTAC</text:p>
          </table:table-cell>
          <table:table-cell office:value-type="float" office:value="47.2">
            <text:p>47.2</text:p>
          </table:table-cell>
          <table:table-cell office:value-type="float" office:value="46.18">
            <text:p>46.18</text:p>
          </table:table-cell>
          <table:table-cell office:value-type="float" office:value="47.2">
            <text:p>47.2</text:p>
          </table:table-cell>
          <table:table-cell table:number-columns-repeated="3"/>
          <table:table-cell table:formula="oooc:=ABS(([.C7]-[.B7])*100/[.B7])" office:value-type="float" office:value="2.16101694915255">
            <text:p>2.16</text:p>
          </table:table-cell>
          <table:table-cell table:number-columns-repeated="4"/>
        </table:table-row>
        <table:table-row table:style-name="ro1">
          <table:table-cell office:value-type="string">
            <text:p>CAAAAAAAG/GTTTCTTTC</text:p>
          </table:table-cell>
          <table:table-cell office:value-type="float" office:value="14.9">
            <text:p>14.9</text:p>
          </table:table-cell>
          <table:table-cell office:value-type="float" office:value="33.11">
            <text:p>33.11</text:p>
          </table:table-cell>
          <table:table-cell office:value-type="float" office:value="14.9">
            <text:p>14.9</text:p>
          </table:table-cell>
          <table:table-cell table:number-columns-repeated="3"/>
          <table:table-cell table:formula="oooc:=ABS(([.C8]-[.B8])*100/[.B8])" office:value-type="float" office:value="122.214765100671">
            <text:p>122.21</text:p>
          </table:table-cell>
          <table:table-cell table:number-columns-repeated="4"/>
        </table:table-row>
        <table:table-row table:style-name="ro1">
          <table:table-cell office:value-type="string">
            <text:p>GGACGGACG/CCTGACTGC</text:p>
          </table:table-cell>
          <table:table-cell office:value-type="float" office:value="47.4">
            <text:p>47.4</text:p>
          </table:table-cell>
          <table:table-cell office:value-type="float" office:value="47.05">
            <text:p>47.05</text:p>
          </table:table-cell>
          <table:table-cell office:value-type="float" office:value="47.4">
            <text:p>47.4</text:p>
          </table:table-cell>
          <table:table-cell table:number-columns-repeated="3"/>
          <table:table-cell table:formula="oooc:=ABS(([.C9]-[.B9])*100/[.B9])" office:value-type="float" office:value="0.738396624472577">
            <text:p>0.74</text:p>
          </table:table-cell>
          <table:table-cell table:number-columns-repeated="4"/>
        </table:table-row>
        <table:table-row table:style-name="ro1">
          <table:table-cell office:value-type="string">
            <text:p>CGCCAGAGCCGG/GCGTTCTCTGCC</text:p>
          </table:table-cell>
          <table:table-cell office:value-type="float" office:value="44">
            <text:p>44</text:p>
          </table:table-cell>
          <table:table-cell office:value-type="float" office:value="46.35">
            <text:p>46.35</text:p>
          </table:table-cell>
          <table:table-cell office:value-type="float" office:value="44">
            <text:p>44</text:p>
          </table:table-cell>
          <table:table-cell table:number-columns-repeated="3"/>
          <table:table-cell table:formula="oooc:=ABS(([.C10]-[.B10])*100/[.B10])" office:value-type="float" office:value="5.34090909090909">
            <text:p>5.34</text:p>
          </table:table-cell>
          <table:table-cell table:number-columns-repeated="4"/>
        </table:table-row>
        <table:table-row table:style-name="ro1">
          <table:table-cell office:value-type="string">
            <text:p>GGACGCTCG/CCTGTGAGC</text:p>
          </table:table-cell>
          <table:table-cell office:value-type="float" office:value="51.3">
            <text:p>51.3</text:p>
          </table:table-cell>
          <table:table-cell office:value-type="float" office:value="52.11">
            <text:p>52.11</text:p>
          </table:table-cell>
          <table:table-cell office:value-type="float" office:value="51.3">
            <text:p>51.3</text:p>
          </table:table-cell>
          <table:table-cell table:number-columns-repeated="3"/>
          <table:table-cell table:formula="oooc:=ABS(([.C11]-[.B11])*100/[.B11])" office:value-type="float" office:value="1.57894736842106">
            <text:p>1.58</text:p>
          </table:table-cell>
          <table:table-cell table:number-columns-repeated="4"/>
        </table:table-row>
        <table:table-row table:style-name="ro1">
          <table:table-cell office:value-type="string">
            <text:p>GATCTGTGTAC/CTAGATACATG</text:p>
          </table:table-cell>
          <table:table-cell office:value-type="float" office:value="46.7">
            <text:p>46.7</text:p>
          </table:table-cell>
          <table:table-cell office:value-type="float" office:value="46.02">
            <text:p>46.02</text:p>
          </table:table-cell>
          <table:table-cell office:value-type="float" office:value="46.7">
            <text:p>46.7</text:p>
          </table:table-cell>
          <table:table-cell table:number-columns-repeated="3"/>
          <table:table-cell table:formula="oooc:=ABS(([.C12]-[.B12])*100/[.B12])" office:value-type="float" office:value="1.45610278372591">
            <text:p>1.46</text:p>
          </table:table-cell>
          <table:table-cell table:number-columns-repeated="4"/>
        </table:table-row>
        <table:table-row table:style-name="ro1">
          <table:table-cell office:value-type="string">
            <text:p>CATGAGGCTAC/GTACTTCGATG</text:p>
          </table:table-cell>
          <table:table-cell office:value-type="float" office:value="50.8">
            <text:p>50.8</text:p>
          </table:table-cell>
          <table:table-cell office:value-type="float" office:value="50.97">
            <text:p>50.97</text:p>
          </table:table-cell>
          <table:table-cell office:value-type="float" office:value="50.8">
            <text:p>50.8</text:p>
          </table:table-cell>
          <table:table-cell table:number-columns-repeated="3"/>
          <table:table-cell table:formula="oooc:=ABS(([.C13]-[.B13])*100/[.B13])" office:value-type="float" office:value="0.334645669291342">
            <text:p>0.33</text:p>
          </table:table-cell>
          <table:table-cell table:number-columns-repeated="4"/>
        </table:table-row>
        <table:table-row table:style-name="ro1">
          <table:table-cell office:value-type="string">
            <text:p>GATCATTGTAC/CTAGTGACATG</text:p>
          </table:table-cell>
          <table:table-cell office:value-type="float" office:value="47.2">
            <text:p>47.2</text:p>
          </table:table-cell>
          <table:table-cell office:value-type="float" office:value="45.47">
            <text:p>45.47</text:p>
          </table:table-cell>
          <table:table-cell office:value-type="float" office:value="47.2">
            <text:p>47.2</text:p>
          </table:table-cell>
          <table:table-cell table:number-columns-repeated="3"/>
          <table:table-cell table:formula="oooc:=ABS(([.C14]-[.B14])*100/[.B14])" office:value-type="float" office:value="3.66525423728814">
            <text:p>3.67</text:p>
          </table:table-cell>
          <table:table-cell table:number-columns-repeated="4"/>
        </table:table-row>
        <table:table-row table:style-name="ro1">
          <table:table-cell office:value-type="string">
            <text:p>CAACTTGATATTAATA/GTTGAACTCTAATTAT</text:p>
          </table:table-cell>
          <table:table-cell office:value-type="float" office:value="50.2">
            <text:p>50.2</text:p>
          </table:table-cell>
          <table:table-cell office:value-type="float" office:value="53.72">
            <text:p>53.72</text:p>
          </table:table-cell>
          <table:table-cell office:value-type="float" office:value="50.2">
            <text:p>50.2</text:p>
          </table:table-cell>
          <table:table-cell table:number-columns-repeated="3"/>
          <table:table-cell table:formula="oooc:=ABS(([.C15]-[.B15])*100/[.B15])" office:value-type="float" office:value="7.01195219123505">
            <text:p>7.01</text:p>
          </table:table-cell>
          <table:table-cell table:number-columns-repeated="4"/>
        </table:table-row>
        <table:table-row table:style-name="ro1">
          <table:table-cell office:value-type="string">
            <text:p>CCATTGCTACC/GGTAAAGATGG</text:p>
          </table:table-cell>
          <table:table-cell office:value-type="float" office:value="49">
            <text:p>49</text:p>
          </table:table-cell>
          <table:table-cell office:value-type="float" office:value="50.61">
            <text:p>50.61</text:p>
          </table:table-cell>
          <table:table-cell office:value-type="float" office:value="49">
            <text:p>49</text:p>
          </table:table-cell>
          <table:table-cell table:number-columns-repeated="3"/>
          <table:table-cell table:formula="oooc:=ABS(([.C16]-[.B16])*100/[.B16])" office:value-type="float" office:value="3.28571428571428">
            <text:p>3.29</text:p>
          </table:table-cell>
          <table:table-cell table:number-columns-repeated="4"/>
        </table:table-row>
        <table:table-row table:style-name="ro1">
          <table:table-cell office:value-type="string">
            <text:p>CAAACAAAG/GTTTCTTTC</text:p>
          </table:table-cell>
          <table:table-cell office:value-type="float" office:value="20.5">
            <text:p>20.5</text:p>
          </table:table-cell>
          <table:table-cell office:value-type="float" office:value="13.52">
            <text:p>13.52</text:p>
          </table:table-cell>
          <table:table-cell office:value-type="float" office:value="20.5">
            <text:p>20.5</text:p>
          </table:table-cell>
          <table:table-cell table:number-columns-repeated="3"/>
          <table:table-cell table:formula="oooc:=ABS(([.C17]-[.B17])*100/[.B17])" office:value-type="float" office:value="34.0487804878049">
            <text:p>34.05</text:p>
          </table:table-cell>
          <table:table-cell table:number-columns-repeated="4"/>
        </table:table-row>
        <table:table-row table:style-name="ro1">
          <table:table-cell office:value-type="string">
            <text:p>CAAAGAAAG/GTTTATTTC</text:p>
          </table:table-cell>
          <table:table-cell office:value-type="float" office:value="28.6">
            <text:p>28.6</text:p>
          </table:table-cell>
          <table:table-cell office:value-type="float" office:value="27.77">
            <text:p>27.77</text:p>
          </table:table-cell>
          <table:table-cell office:value-type="float" office:value="28.6">
            <text:p>28.6</text:p>
          </table:table-cell>
          <table:table-cell table:number-columns-repeated="3"/>
          <table:table-cell table:formula="oooc:=ABS(([.C18]-[.B18])*100/[.B18])" office:value-type="float" office:value="2.90209790209791">
            <text:p>2.9</text:p>
          </table:table-cell>
          <table:table-cell table:number-columns-repeated="4"/>
        </table:table-row>
        <table:table-row table:style-name="ro1">
          <table:table-cell office:value-type="string">
            <text:p>GGACGCTCG/CCTGAGAGC</text:p>
          </table:table-cell>
          <table:table-cell office:value-type="float" office:value="47.7">
            <text:p>47.7</text:p>
          </table:table-cell>
          <table:table-cell office:value-type="float" office:value="48">
            <text:p>48</text:p>
          </table:table-cell>
          <table:table-cell office:value-type="float" office:value="47.7">
            <text:p>47.7</text:p>
          </table:table-cell>
          <table:table-cell table:number-columns-repeated="3"/>
          <table:table-cell table:formula="oooc:=ABS(([.C19]-[.B19])*100/[.B19])" office:value-type="float" office:value="0.628930817610057">
            <text:p>0.63</text:p>
          </table:table-cell>
          <table:table-cell table:number-columns-repeated="4"/>
        </table:table-row>
        <table:table-row table:style-name="ro1">
          <table:table-cell office:value-type="string">
            <text:p>GATCTGTGTAC/CTAGAAACATG</text:p>
          </table:table-cell>
          <table:table-cell office:value-type="float" office:value="43">
            <text:p>43</text:p>
          </table:table-cell>
          <table:table-cell office:value-type="float" office:value="45.08">
            <text:p>45.08</text:p>
          </table:table-cell>
          <table:table-cell office:value-type="float" office:value="43">
            <text:p>43</text:p>
          </table:table-cell>
          <table:table-cell table:number-columns-repeated="3"/>
          <table:table-cell table:formula="oooc:=ABS(([.C20]-[.B20])*100/[.B20])" office:value-type="float" office:value="4.83720930232558">
            <text:p>4.84</text:p>
          </table:table-cell>
          <table:table-cell table:number-columns-repeated="4"/>
        </table:table-row>
        <table:table-row table:style-name="ro1">
          <table:table-cell office:value-type="string">
            <text:p>CATGAGGCTAC/GTACTACGATG</text:p>
          </table:table-cell>
          <table:table-cell office:value-type="float" office:value="53.4">
            <text:p>53.4</text:p>
          </table:table-cell>
          <table:table-cell office:value-type="float" office:value="52.98">
            <text:p>52.98</text:p>
          </table:table-cell>
          <table:table-cell office:value-type="float" office:value="53.4">
            <text:p>53.4</text:p>
          </table:table-cell>
          <table:table-cell table:number-columns-repeated="3"/>
          <table:table-cell table:formula="oooc:=ABS(([.C21]-[.B21])*100/[.B21])" office:value-type="float" office:value="0.786516853932587">
            <text:p>0.79</text:p>
          </table:table-cell>
          <table:table-cell table:number-columns-repeated="4"/>
        </table:table-row>
        <table:table-row table:style-name="ro1">
          <table:table-cell office:value-type="string">
            <text:p>CATGTAACTAC/GTACAGTGATG</text:p>
          </table:table-cell>
          <table:table-cell office:value-type="float" office:value="44.9">
            <text:p>44.9</text:p>
          </table:table-cell>
          <table:table-cell office:value-type="float" office:value="44.72">
            <text:p>44.72</text:p>
          </table:table-cell>
          <table:table-cell office:value-type="float" office:value="44.9">
            <text:p>44.9</text:p>
          </table:table-cell>
          <table:table-cell table:number-columns-repeated="3"/>
          <table:table-cell table:formula="oooc:=ABS(([.C22]-[.B22])*100/[.B22])" office:value-type="float" office:value="0.400890868596881">
            <text:p>0.4</text:p>
          </table:table-cell>
          <table:table-cell table:number-columns-repeated="4"/>
        </table:table-row>
        <table:table-row table:style-name="ro1">
          <table:table-cell office:value-type="string">
            <text:p>GGACTGACG/CCTGGCTGC</text:p>
          </table:table-cell>
          <table:table-cell office:value-type="float" office:value="51.3">
            <text:p>51.3</text:p>
          </table:table-cell>
          <table:table-cell office:value-type="float" office:value="51.8">
            <text:p>51.8</text:p>
          </table:table-cell>
          <table:table-cell office:value-type="float" office:value="51.3">
            <text:p>51.3</text:p>
          </table:table-cell>
          <table:table-cell table:number-columns-repeated="3"/>
          <table:table-cell table:formula="oooc:=ABS(([.C23]-[.B23])*100/[.B23])" office:value-type="float" office:value="0.974658869395712">
            <text:p>0.97</text:p>
          </table:table-cell>
          <table:table-cell table:number-columns-repeated="4"/>
        </table:table-row>
        <table:table-row table:style-name="ro1">
          <table:table-cell office:value-type="string">
            <text:p>CGCTAGAGTCGG/GCGCTCTCCGCC</text:p>
          </table:table-cell>
          <table:table-cell office:value-type="float" office:value="42">
            <text:p>42</text:p>
          </table:table-cell>
          <table:table-cell office:value-type="float" office:value="46.29">
            <text:p>46.29</text:p>
          </table:table-cell>
          <table:table-cell office:value-type="float" office:value="42">
            <text:p>42</text:p>
          </table:table-cell>
          <table:table-cell table:number-columns-repeated="3"/>
          <table:table-cell table:formula="oooc:=ABS(([.C24]-[.B24])*100/[.B24])" office:value-type="float" office:value="10.2142857142857">
            <text:p>10.21</text:p>
          </table:table-cell>
          <table:table-cell table:number-columns-repeated="4"/>
        </table:table-row>
        <table:table-row table:style-name="ro1">
          <table:table-cell office:value-type="string">
            <text:p>CCGACTCTAGCG/GGCGGAGAGCGC</text:p>
          </table:table-cell>
          <table:table-cell office:value-type="float" office:value="60">
            <text:p>60</text:p>
          </table:table-cell>
          <table:table-cell office:value-type="float" office:value="61.49">
            <text:p>61.49</text:p>
          </table:table-cell>
          <table:table-cell office:value-type="float" office:value="60">
            <text:p>60</text:p>
          </table:table-cell>
          <table:table-cell table:number-columns-repeated="3"/>
          <table:table-cell table:formula="oooc:=ABS(([.C25]-[.B25])*100/[.B25])" office:value-type="float" office:value="2.48333333333334">
            <text:p>2.48</text:p>
          </table:table-cell>
          <table:table-cell table:number-columns-repeated="4"/>
        </table:table-row>
        <table:table-row table:style-name="ro1">
          <table:table-cell office:value-type="string">
            <text:p>CGTGGACCAACC/GCAACTGGGTGG</text:p>
          </table:table-cell>
          <table:table-cell office:value-type="float" office:value="48">
            <text:p>48</text:p>
          </table:table-cell>
          <table:table-cell office:value-type="float" office:value="51.12">
            <text:p>51.12</text:p>
          </table:table-cell>
          <table:table-cell office:value-type="float" office:value="48">
            <text:p>48</text:p>
          </table:table-cell>
          <table:table-cell table:number-columns-repeated="3"/>
          <table:table-cell table:formula="oooc:=ABS(([.C26]-[.B26])*100/[.B26])" office:value-type="float" office:value="6.5">
            <text:p>6.5</text:p>
          </table:table-cell>
          <table:table-cell table:number-columns-repeated="4"/>
        </table:table-row>
        <table:table-row table:style-name="ro1">
          <table:table-cell office:value-type="string">
            <text:p>GGACCGACG/CCTGTCTGC</text:p>
          </table:table-cell>
          <table:table-cell office:value-type="float" office:value="42">
            <text:p>42</text:p>
          </table:table-cell>
          <table:table-cell office:value-type="float" office:value="42.19">
            <text:p>42.19</text:p>
          </table:table-cell>
          <table:table-cell office:value-type="float" office:value="42">
            <text:p>42</text:p>
          </table:table-cell>
          <table:table-cell table:number-columns-repeated="3"/>
          <table:table-cell table:formula="oooc:=ABS(([.C27]-[.B27])*100/[.B27])" office:value-type="float" office:value="0.452380952380947">
            <text:p>0.45</text:p>
          </table:table-cell>
          <table:table-cell table:number-columns-repeated="4"/>
        </table:table-row>
        <table:table-row table:style-name="ro1">
          <table:table-cell office:value-type="string">
            <text:p>CCATCGCTACC/GGTAGAGATGG</text:p>
          </table:table-cell>
          <table:table-cell table:number-columns-repeated="3" office:value-type="float" office:value="53.7">
            <text:p>53.7</text:p>
          </table:table-cell>
          <table:table-cell table:number-columns-repeated="3"/>
          <table:table-cell table:formula="oooc:=ABS(([.C28]-[.B28])*100/[.B28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GGACCTCG/CCTGTAGC</text:p>
          </table:table-cell>
          <table:table-cell office:value-type="float" office:value="40.2">
            <text:p>40.2</text:p>
          </table:table-cell>
          <table:table-cell office:value-type="float" office:value="30.96">
            <text:p>30.96</text:p>
          </table:table-cell>
          <table:table-cell office:value-type="float" office:value="40.2">
            <text:p>40.2</text:p>
          </table:table-cell>
          <table:table-cell table:number-columns-repeated="3"/>
          <table:table-cell table:formula="oooc:=ABS(([.C29]-[.B29])*100/[.B29])" office:value-type="float" office:value="22.9850746268657">
            <text:p>22.99</text:p>
          </table:table-cell>
          <table:table-cell table:number-columns-repeated="4"/>
        </table:table-row>
        <table:table-row table:style-name="ro1">
          <table:table-cell office:value-type="string">
            <text:p>CGTCCGTCC/GCAGTCAGG</text:p>
          </table:table-cell>
          <table:table-cell office:value-type="float" office:value="42.6">
            <text:p>42.6</text:p>
          </table:table-cell>
          <table:table-cell office:value-type="float" office:value="42.19">
            <text:p>42.19</text:p>
          </table:table-cell>
          <table:table-cell office:value-type="float" office:value="42.6">
            <text:p>42.6</text:p>
          </table:table-cell>
          <table:table-cell table:number-columns-repeated="3"/>
          <table:table-cell table:formula="oooc:=ABS(([.C30]-[.B30])*100/[.B30])" office:value-type="float" office:value="0.962441314553999">
            <text:p>0.96</text:p>
          </table:table-cell>
          <table:table-cell table:number-columns-repeated="4"/>
        </table:table-row>
        <table:table-row table:style-name="ro1">
          <table:table-cell office:value-type="string">
            <text:p>GGCTGAGATCGC/CCGTCTCTTGCG</text:p>
          </table:table-cell>
          <table:table-cell office:value-type="float" office:value="53.2">
            <text:p>53.2</text:p>
          </table:table-cell>
          <table:table-cell office:value-type="float" office:value="53.37">
            <text:p>53.37</text:p>
          </table:table-cell>
          <table:table-cell office:value-type="float" office:value="53.2">
            <text:p>53.2</text:p>
          </table:table-cell>
          <table:table-cell table:number-columns-repeated="3"/>
          <table:table-cell table:formula="oooc:=ABS(([.C31]-[.B31])*100/[.B31])" office:value-type="float" office:value="0.319548872180441">
            <text:p>0.32</text:p>
          </table:table-cell>
          <table:table-cell table:number-columns-repeated="4"/>
        </table:table-row>
        <table:table-row table:style-name="ro1">
          <table:table-cell office:value-type="string">
            <text:p>CGCAAGAGACGG/GCGGTCTCGGCC</text:p>
          </table:table-cell>
          <table:table-cell office:value-type="float" office:value="59.1">
            <text:p>59.1</text:p>
          </table:table-cell>
          <table:table-cell office:value-type="float" office:value="63.1">
            <text:p>63.1</text:p>
          </table:table-cell>
          <table:table-cell office:value-type="float" office:value="59.1">
            <text:p>59.1</text:p>
          </table:table-cell>
          <table:table-cell table:number-columns-repeated="3"/>
          <table:table-cell table:formula="oooc:=ABS(([.C32]-[.B32])*100/[.B32])" office:value-type="float" office:value="6.76818950930626">
            <text:p>6.77</text:p>
          </table:table-cell>
          <table:table-cell table:number-columns-repeated="4"/>
        </table:table-row>
        <table:table-row table:style-name="ro1">
          <table:table-cell office:value-type="string">
            <text:p>CAAAAAAAG/GTTTATTTC</text:p>
          </table:table-cell>
          <table:table-cell office:value-type="float" office:value="21.3">
            <text:p>21.3</text:p>
          </table:table-cell>
          <table:table-cell office:value-type="float" office:value="20.35">
            <text:p>20.35</text:p>
          </table:table-cell>
          <table:table-cell office:value-type="float" office:value="21.3">
            <text:p>21.3</text:p>
          </table:table-cell>
          <table:table-cell table:number-columns-repeated="3"/>
          <table:table-cell table:formula="oooc:=ABS(([.C33]-[.B33])*100/[.B33])" office:value-type="float" office:value="4.46009389671361">
            <text:p>4.46</text:p>
          </table:table-cell>
          <table:table-cell table:number-columns-repeated="4"/>
        </table:table-row>
        <table:table-row table:style-name="ro1">
          <table:table-cell office:value-type="string">
            <text:p>GGAGGCACG/CCTCAGTGC</text:p>
          </table:table-cell>
          <table:table-cell office:value-type="float" office:value="55.9">
            <text:p>55.9</text:p>
          </table:table-cell>
          <table:table-cell office:value-type="float" office:value="53.76">
            <text:p>53.76</text:p>
          </table:table-cell>
          <table:table-cell office:value-type="float" office:value="55.9">
            <text:p>55.9</text:p>
          </table:table-cell>
          <table:table-cell table:number-columns-repeated="3"/>
          <table:table-cell table:formula="oooc:=ABS(([.C34]-[.B34])*100/[.B34])" office:value-type="float" office:value="3.82826475849732">
            <text:p>3.83</text:p>
          </table:table-cell>
          <table:table-cell table:number-columns-repeated="4"/>
        </table:table-row>
        <table:table-row table:style-name="ro1">
          <table:table-cell office:value-type="string">
            <text:p>CAAACAAAG/GTTTTTTTC</text:p>
          </table:table-cell>
          <table:table-cell office:value-type="float" office:value="23.6">
            <text:p>23.6</text:p>
          </table:table-cell>
          <table:table-cell office:value-type="float" office:value="21.53">
            <text:p>21.53</text:p>
          </table:table-cell>
          <table:table-cell office:value-type="float" office:value="23.6">
            <text:p>23.6</text:p>
          </table:table-cell>
          <table:table-cell table:number-columns-repeated="3"/>
          <table:table-cell table:formula="oooc:=ABS(([.C35]-[.B35])*100/[.B35])" office:value-type="float" office:value="8.77118644067797">
            <text:p>8.77</text:p>
          </table:table-cell>
          <table:table-cell table:number-columns-repeated="4"/>
        </table:table-row>
        <table:table-row table:style-name="ro1">
          <table:table-cell office:value-type="string">
            <text:p>CAAAGAAAG/GTTTGTTTC</text:p>
          </table:table-cell>
          <table:table-cell office:value-type="float" office:value="30.3">
            <text:p>30.3</text:p>
          </table:table-cell>
          <table:table-cell office:value-type="float" office:value="29.06">
            <text:p>29.06</text:p>
          </table:table-cell>
          <table:table-cell office:value-type="float" office:value="30.3">
            <text:p>30.3</text:p>
          </table:table-cell>
          <table:table-cell table:number-columns-repeated="3"/>
          <table:table-cell table:formula="oooc:=ABS(([.C36]-[.B36])*100/[.B36])" office:value-type="float" office:value="4.0924092409241">
            <text:p>4.09</text:p>
          </table:table-cell>
          <table:table-cell table:number-columns-repeated="4"/>
        </table:table-row>
        <table:table-row table:style-name="ro1">
          <table:table-cell office:value-type="string">
            <text:p>GGACTCTCG/CCTGGGAGC</text:p>
          </table:table-cell>
          <table:table-cell office:value-type="float" office:value="47">
            <text:p>47</text:p>
          </table:table-cell>
          <table:table-cell office:value-type="float" office:value="49.47">
            <text:p>49.47</text:p>
          </table:table-cell>
          <table:table-cell office:value-type="float" office:value="47">
            <text:p>47</text:p>
          </table:table-cell>
          <table:table-cell table:number-columns-repeated="3"/>
          <table:table-cell table:formula="oooc:=ABS(([.C37]-[.B37])*100/[.B37])" office:value-type="float" office:value="5.25531914893617">
            <text:p>5.26</text:p>
          </table:table-cell>
          <table:table-cell table:number-columns-repeated="4"/>
        </table:table-row>
        <table:table-row table:style-name="ro1">
          <table:table-cell office:value-type="string">
            <text:p>GAGAACCTGCAG/CTCGTGGAAGTC</text:p>
          </table:table-cell>
          <table:table-cell office:value-type="float" office:value="46.3">
            <text:p>46.3</text:p>
          </table:table-cell>
          <table:table-cell office:value-type="float" office:value="45.88">
            <text:p>45.88</text:p>
          </table:table-cell>
          <table:table-cell office:value-type="float" office:value="46.3">
            <text:p>46.3</text:p>
          </table:table-cell>
          <table:table-cell table:number-columns-repeated="3"/>
          <table:table-cell table:formula="oooc:=ABS(([.C38]-[.B38])*100/[.B38])" office:value-type="float" office:value="0.907127429805604">
            <text:p>0.91</text:p>
          </table:table-cell>
          <table:table-cell table:number-columns-repeated="4"/>
        </table:table-row>
        <table:table-row table:style-name="ro1">
          <table:table-cell office:value-type="string">
            <text:p>CAAATAAAG/GTTTCTTTC</text:p>
          </table:table-cell>
          <table:table-cell office:value-type="float" office:value="22.2">
            <text:p>22.2</text:p>
          </table:table-cell>
          <table:table-cell office:value-type="float" office:value="20.36">
            <text:p>20.36</text:p>
          </table:table-cell>
          <table:table-cell office:value-type="float" office:value="22.2">
            <text:p>22.2</text:p>
          </table:table-cell>
          <table:table-cell table:number-columns-repeated="3"/>
          <table:table-cell table:formula="oooc:=ABS(([.C39]-[.B39])*100/[.B39])" office:value-type="float" office:value="8.28828828828829">
            <text:p>8.29</text:p>
          </table:table-cell>
          <table:table-cell table:number-columns-repeated="4"/>
        </table:table-row>
        <table:table-row table:style-name="ro1">
          <table:table-cell office:value-type="string">
            <text:p>CATGTGACTAC/GTACATTGATG</text:p>
          </table:table-cell>
          <table:table-cell office:value-type="float" office:value="47.1">
            <text:p>47.1</text:p>
          </table:table-cell>
          <table:table-cell office:value-type="float" office:value="46.18">
            <text:p>46.18</text:p>
          </table:table-cell>
          <table:table-cell office:value-type="float" office:value="47.1">
            <text:p>47.1</text:p>
          </table:table-cell>
          <table:table-cell table:number-columns-repeated="3"/>
          <table:table-cell table:formula="oooc:=ABS(([.C40]-[.B40])*100/[.B40])" office:value-type="float" office:value="1.95329087048833">
            <text:p>1.95</text:p>
          </table:table-cell>
          <table:table-cell table:number-columns-repeated="4"/>
        </table:table-row>
        <table:table-row table:style-name="ro1">
          <table:table-cell office:value-type="string">
            <text:p>CACAGCAGGTC/GTGTCTTCCAG</text:p>
          </table:table-cell>
          <table:table-cell office:value-type="float" office:value="47.3">
            <text:p>47.3</text:p>
          </table:table-cell>
          <table:table-cell office:value-type="float" office:value="49.9">
            <text:p>49.9</text:p>
          </table:table-cell>
          <table:table-cell office:value-type="float" office:value="47.3">
            <text:p>47.3</text:p>
          </table:table-cell>
          <table:table-cell table:number-columns-repeated="3"/>
          <table:table-cell table:formula="oooc:=ABS(([.C41]-[.B41])*100/[.B41])" office:value-type="float" office:value="5.49682875264271">
            <text:p>5.5</text:p>
          </table:table-cell>
          <table:table-cell table:number-columns-repeated="4"/>
        </table:table-row>
        <table:table-row table:style-name="ro1">
          <table:table-cell office:value-type="string">
            <text:p>GGACAGACG/CCTGGCTGC</text:p>
          </table:table-cell>
          <table:table-cell office:value-type="float" office:value="48.6">
            <text:p>48.6</text:p>
          </table:table-cell>
          <table:table-cell office:value-type="float" office:value="47.05">
            <text:p>47.05</text:p>
          </table:table-cell>
          <table:table-cell office:value-type="float" office:value="48.6">
            <text:p>48.6</text:p>
          </table:table-cell>
          <table:table-cell table:number-columns-repeated="3"/>
          <table:table-cell table:formula="oooc:=ABS(([.C42]-[.B42])*100/[.B42])" office:value-type="float" office:value="3.18930041152264">
            <text:p>3.19</text:p>
          </table:table-cell>
          <table:table-cell table:number-columns-repeated="4"/>
        </table:table-row>
        <table:table-row table:style-name="ro1">
          <table:table-cell office:value-type="string">
            <text:p>GATCTATGTAC/CTAGAGACATG</text:p>
          </table:table-cell>
          <table:table-cell office:value-type="float" office:value="47.1">
            <text:p>47.1</text:p>
          </table:table-cell>
          <table:table-cell office:value-type="float" office:value="46.42">
            <text:p>46.42</text:p>
          </table:table-cell>
          <table:table-cell office:value-type="float" office:value="47.1">
            <text:p>47.1</text:p>
          </table:table-cell>
          <table:table-cell table:number-columns-repeated="3"/>
          <table:table-cell table:formula="oooc:=ABS(([.C43]-[.B43])*100/[.B43])" office:value-type="float" office:value="1.44373673036093">
            <text:p>1.44</text:p>
          </table:table-cell>
          <table:table-cell table:number-columns-repeated="4"/>
        </table:table-row>
        <table:table-row table:style-name="ro1">
          <table:table-cell office:value-type="string">
            <text:p>CAACTTGATATTAATA/GTTGAACCATAATTAT</text:p>
          </table:table-cell>
          <table:table-cell office:value-type="float" office:value="47.7">
            <text:p>47.7</text:p>
          </table:table-cell>
          <table:table-cell office:value-type="float" office:value="54.85">
            <text:p>54.85</text:p>
          </table:table-cell>
          <table:table-cell office:value-type="float" office:value="47.7">
            <text:p>47.7</text:p>
          </table:table-cell>
          <table:table-cell table:number-columns-repeated="3"/>
          <table:table-cell table:formula="oooc:=ABS(([.C44]-[.B44])*100/[.B44])" office:value-type="float" office:value="14.9895178197065">
            <text:p>14.99</text:p>
          </table:table-cell>
          <table:table-cell table:number-columns-repeated="4"/>
        </table:table-row>
        <table:table-row table:style-name="ro1">
          <table:table-cell office:value-type="string">
            <text:p>GTACCGTCATG/CATCGTAGTAC</text:p>
          </table:table-cell>
          <table:table-cell office:value-type="float" office:value="54.7">
            <text:p>54.7</text:p>
          </table:table-cell>
          <table:table-cell office:value-type="float" office:value="25.1">
            <text:p>25.1</text:p>
          </table:table-cell>
          <table:table-cell office:value-type="float" office:value="54.7">
            <text:p>54.7</text:p>
          </table:table-cell>
          <table:table-cell table:number-columns-repeated="3"/>
          <table:table-cell table:formula="oooc:=ABS(([.C45]-[.B45])*100/[.B45])" office:value-type="float" office:value="54.1133455210238">
            <text:p>54.11</text:p>
          </table:table-cell>
          <table:table-cell table:number-columns-repeated="4"/>
        </table:table-row>
        <table:table-row table:style-name="ro1">
          <table:table-cell office:value-type="string">
            <text:p>CATGAAGCTAC/GTACTGCGATG</text:p>
          </table:table-cell>
          <table:table-cell office:value-type="float" office:value="49.6">
            <text:p>49.6</text:p>
          </table:table-cell>
          <table:table-cell office:value-type="float" office:value="51.33">
            <text:p>51.33</text:p>
          </table:table-cell>
          <table:table-cell office:value-type="float" office:value="49.6">
            <text:p>49.6</text:p>
          </table:table-cell>
          <table:table-cell table:number-columns-repeated="3"/>
          <table:table-cell table:formula="oooc:=ABS(([.C46]-[.B46])*100/[.B46])" office:value-type="float" office:value="3.48790322580645">
            <text:p>3.49</text:p>
          </table:table-cell>
          <table:table-cell table:number-columns-repeated="4"/>
        </table:table-row>
        <table:table-row table:style-name="ro1">
          <table:table-cell office:value-type="string">
            <text:p>GTAGCCTCATG/CATCGCAGTAC</text:p>
          </table:table-cell>
          <table:table-cell office:value-type="float" office:value="43.4">
            <text:p>43.4</text:p>
          </table:table-cell>
          <table:table-cell office:value-type="float" office:value="42.67">
            <text:p>42.67</text:p>
          </table:table-cell>
          <table:table-cell office:value-type="float" office:value="43.4">
            <text:p>43.4</text:p>
          </table:table-cell>
          <table:table-cell table:number-columns-repeated="3"/>
          <table:table-cell table:formula="oooc:=ABS(([.C47]-[.B47])*100/[.B47])" office:value-type="float" office:value="1.68202764976958">
            <text:p>1.68</text:p>
          </table:table-cell>
          <table:table-cell table:number-columns-repeated="4"/>
        </table:table-row>
        <table:table-row table:style-name="ro1">
          <table:table-cell office:value-type="string">
            <text:p>GATCAATGTAC/CTAGTGACATG</text:p>
          </table:table-cell>
          <table:table-cell office:value-type="float" office:value="48.5">
            <text:p>48.5</text:p>
          </table:table-cell>
          <table:table-cell office:value-type="float" office:value="48.86">
            <text:p>48.86</text:p>
          </table:table-cell>
          <table:table-cell office:value-type="float" office:value="48.5">
            <text:p>48.5</text:p>
          </table:table-cell>
          <table:table-cell table:number-columns-repeated="3"/>
          <table:table-cell table:formula="oooc:=ABS(([.C48]-[.B48])*100/[.B48])" office:value-type="float" office:value="0.742268041237112">
            <text:p>0.74</text:p>
          </table:table-cell>
          <table:table-cell table:number-columns-repeated="4"/>
        </table:table-row>
        <table:table-row table:style-name="ro1">
          <table:table-cell office:value-type="string">
            <text:p>CCATGCGTAACG/GGTATGCGTTGC</text:p>
          </table:table-cell>
          <table:table-cell office:value-type="float" office:value="52.2">
            <text:p>52.2</text:p>
          </table:table-cell>
          <table:table-cell office:value-type="float" office:value="53.88">
            <text:p>53.88</text:p>
          </table:table-cell>
          <table:table-cell office:value-type="float" office:value="52.2">
            <text:p>52.2</text:p>
          </table:table-cell>
          <table:table-cell table:number-columns-repeated="3"/>
          <table:table-cell table:formula="oooc:=ABS(([.C49]-[.B49])*100/[.B49])" office:value-type="float" office:value="3.2183908045977">
            <text:p>3.22</text:p>
          </table:table-cell>
          <table:table-cell table:number-columns-repeated="4"/>
        </table:table-row>
        <table:table-row table:style-name="ro1">
          <table:table-cell office:value-type="string">
            <text:p>GGAGTCACG/CCTCGGTGC</text:p>
          </table:table-cell>
          <table:table-cell office:value-type="float" office:value="52.5">
            <text:p>52.5</text:p>
          </table:table-cell>
          <table:table-cell office:value-type="float" office:value="51.65">
            <text:p>51.65</text:p>
          </table:table-cell>
          <table:table-cell office:value-type="float" office:value="52.5">
            <text:p>52.5</text:p>
          </table:table-cell>
          <table:table-cell table:number-columns-repeated="3"/>
          <table:table-cell table:formula="oooc:=ABS(([.C50]-[.B50])*100/[.B50])" office:value-type="float" office:value="1.61904761904762">
            <text:p>1.62</text:p>
          </table:table-cell>
          <table:table-cell table:number-columns-repeated="4"/>
        </table:table-row>
        <table:table-row table:style-name="ro1">
          <table:table-cell office:value-type="string">
            <text:p>CAAAAAAAG/GTTTGTTTC</text:p>
          </table:table-cell>
          <table:table-cell office:value-type="float" office:value="23.9">
            <text:p>23.9</text:p>
          </table:table-cell>
          <table:table-cell office:value-type="float" office:value="25.17">
            <text:p>25.17</text:p>
          </table:table-cell>
          <table:table-cell office:value-type="float" office:value="23.9">
            <text:p>23.9</text:p>
          </table:table-cell>
          <table:table-cell table:number-columns-repeated="3"/>
          <table:table-cell table:formula="oooc:=ABS(([.C51]-[.B51])*100/[.B51])" office:value-type="float" office:value="5.31380753138077">
            <text:p>5.31</text:p>
          </table:table-cell>
          <table:table-cell table:number-columns-repeated="4"/>
        </table:table-row>
        <table:table-row table:style-name="ro1">
          <table:table-cell office:value-type="string">
            <text:p>GGAGCCACG/CCTCTGTGC</text:p>
          </table:table-cell>
          <table:table-cell office:value-type="float" office:value="41.9">
            <text:p>41.9</text:p>
          </table:table-cell>
          <table:table-cell office:value-type="float" office:value="38.53">
            <text:p>38.53</text:p>
          </table:table-cell>
          <table:table-cell office:value-type="float" office:value="41.9">
            <text:p>41.9</text:p>
          </table:table-cell>
          <table:table-cell table:number-columns-repeated="3"/>
          <table:table-cell table:formula="oooc:=ABS(([.C52]-[.B52])*100/[.B52])" office:value-type="float" office:value="8.04295942720763">
            <text:p>8.04</text:p>
          </table:table-cell>
          <table:table-cell table:number-columns-repeated="4"/>
        </table:table-row>
        <table:table-row table:style-name="ro1">
          <table:table-cell office:value-type="string">
            <text:p>CGTGTCTCC/GCACGGAGG</text:p>
          </table:table-cell>
          <table:table-cell office:value-type="float" office:value="50">
            <text:p>50</text:p>
          </table:table-cell>
          <table:table-cell office:value-type="float" office:value="51.65">
            <text:p>51.65</text:p>
          </table:table-cell>
          <table:table-cell office:value-type="float" office:value="50">
            <text:p>50</text:p>
          </table:table-cell>
          <table:table-cell table:number-columns-repeated="3"/>
          <table:table-cell table:formula="oooc:=ABS(([.C53]-[.B53])*100/[.B53])" office:value-type="float" office:value="3.3">
            <text:p>3.3</text:p>
          </table:table-cell>
          <table:table-cell table:number-columns-repeated="4"/>
        </table:table-row>
        <table:table-row table:style-name="ro1">
          <table:table-cell office:value-type="string">
            <text:p>GGACAGCAGCAGAGG/CCTGACGACGACTCC</text:p>
          </table:table-cell>
          <table:table-cell office:value-type="float" office:value="51">
            <text:p>51</text:p>
          </table:table-cell>
          <table:table-cell office:value-type="float" office:value="52.16">
            <text:p>52.16</text:p>
          </table:table-cell>
          <table:table-cell office:value-type="float" office:value="51">
            <text:p>51</text:p>
          </table:table-cell>
          <table:table-cell table:number-columns-repeated="3"/>
          <table:table-cell table:formula="oooc:=ABS(([.C54]-[.B54])*100/[.B54])" office:value-type="float" office:value="2.27450980392156">
            <text:p>2.27</text:p>
          </table:table-cell>
          <table:table-cell table:number-columns-repeated="4"/>
        </table:table-row>
        <table:table-row table:style-name="ro1">
          <table:table-cell office:value-type="string">
            <text:p>CGTGCCTCC/GCACTGAGG</text:p>
          </table:table-cell>
          <table:table-cell office:value-type="float" office:value="42.9">
            <text:p>42.9</text:p>
          </table:table-cell>
          <table:table-cell office:value-type="float" office:value="38.53">
            <text:p>38.53</text:p>
          </table:table-cell>
          <table:table-cell office:value-type="float" office:value="42.9">
            <text:p>42.9</text:p>
          </table:table-cell>
          <table:table-cell table:number-columns-repeated="3"/>
          <table:table-cell table:formula="oooc:=ABS(([.C55]-[.B55])*100/[.B55])" office:value-type="float" office:value="10.1864801864802">
            <text:p>10.19</text:p>
          </table:table-cell>
          <table:table-cell table:number-columns-repeated="4"/>
        </table:table-row>
        <table:table-row table:style-name="ro1">
          <table:table-cell office:value-type="string">
            <text:p>GCTATGTATCC/CGATAGATAGG</text:p>
          </table:table-cell>
          <table:table-cell office:value-type="float" office:value="47.6">
            <text:p>47.6</text:p>
          </table:table-cell>
          <table:table-cell office:value-type="float" office:value="47.91">
            <text:p>47.91</text:p>
          </table:table-cell>
          <table:table-cell office:value-type="float" office:value="47.6">
            <text:p>47.6</text:p>
          </table:table-cell>
          <table:table-cell table:number-columns-repeated="3"/>
          <table:table-cell table:formula="oooc:=ABS(([.C56]-[.B56])*100/[.B56])" office:value-type="float" office:value="0.65126050420167">
            <text:p>0.6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average</text:p>
          </table:table-cell>
          <table:table-cell table:formula="oooc:=AVERAGE([.H5:.H56])" office:value-type="float" office:value="7.76792631541442">
            <text:p>7.77</text:p>
          </table:table-cell>
          <table:table-cell table:number-columns-repeated="4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zno07 </text:p>
          </table:table-cell>
          <table:table-cell office:value-type="string">
            <text:p><text:s/>tur06 </text:p>
          </table:table-cell>
          <table:table-cell office:value-type="string">
            <text:p><text:s/>TmExp </text:p>
          </table:table-cell>
          <table:table-cell table:number-columns-repeated="6"/>
          <table:table-cell>
            <draw:frame table:end-cell-address="Sheet1.R76" table:end-x="0.66cm" table:end-y="0.265cm" draw:z-index="1" draw:style-name="gr1" svg:width="14.163cm" svg:height="8.84cm" svg:x="0.046cm" svg:y="0.472cm">
              <draw:object draw:notify-on-update-of-ranges="Sheet1.B58:Sheet1.B58 Sheet1.B59:Sheet1.B91 Sheet1.C58:Sheet1.C58 Sheet1.C59:Sheet1.C91 Sheet1.B58:Sheet1.B58 Sheet1.B59:Sheet1.B91 Sheet1.D58:Sheet1.D58 Sheet1.D59:Sheet1.D91 Sheet1.B58:Sheet1.B58 Sheet1.B59:Sheet1.B91 Sheet1.E58:Sheet1.E58 Sheet1.E59:Sheet1.E9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7"/>
          <table:table-cell office:value-type="string">
            <text:p><text:s/>zno07 </text:p>
          </table:table-cell>
          <table:table-cell office:value-type="string">
            <text:p><text:s/>tur06 </text:p>
          </table:table-cell>
          <table:table-cell table:number-columns-repeated="3"/>
        </table:table-row>
        <table:table-row table:style-name="ro1">
          <table:table-cell office:value-type="string">
            <text:p>GCAUACG/CGUUUGC</text:p>
          </table:table-cell>
          <table:table-cell office:value-type="float" office:value="24.9">
            <text:p>24.9</text:p>
          </table:table-cell>
          <table:table-cell office:value-type="float" office:value="23.95">
            <text:p>23.95</text:p>
          </table:table-cell>
          <table:table-cell office:value-type="float" office:value="24.87">
            <text:p>24.87</text:p>
          </table:table-cell>
          <table:table-cell office:value-type="float" office:value="24.9">
            <text:p>24.9</text:p>
          </table:table-cell>
          <table:table-cell table:number-columns-repeated="2"/>
          <table:table-cell table:formula="oooc:=ABS(([.C60]-[.B60])*100/[.B60])" office:value-type="float" office:value="3.8152610441767">
            <text:p>3.82</text:p>
          </table:table-cell>
          <table:table-cell table:formula="oooc:=ABS(([.D60]-[.B60])*100/[.B60])" office:value-type="float" office:value="0.120481927710834">
            <text:p>0.12</text:p>
          </table:table-cell>
          <table:table-cell table:number-columns-repeated="3"/>
        </table:table-row>
        <table:table-row table:style-name="ro1">
          <table:table-cell office:value-type="string">
            <text:p>CAGUAGGUC/GUCGGCCAG</text:p>
          </table:table-cell>
          <table:table-cell office:value-type="float" office:value="48.7">
            <text:p>48.7</text:p>
          </table:table-cell>
          <table:table-cell office:value-type="float" office:value="53.26">
            <text:p>53.26</text:p>
          </table:table-cell>
          <table:table-cell office:value-type="float" office:value="49.24">
            <text:p>49.24</text:p>
          </table:table-cell>
          <table:table-cell office:value-type="float" office:value="48.7">
            <text:p>48.7</text:p>
          </table:table-cell>
          <table:table-cell table:number-columns-repeated="2"/>
          <table:table-cell table:formula="oooc:=ABS(([.C61]-[.B61])*100/[.B61])" office:value-type="float" office:value="9.36344969199178">
            <text:p>9.36</text:p>
          </table:table-cell>
          <table:table-cell table:formula="oooc:=ABS(([.D61]-[.B61])*100/[.B61])" office:value-type="float" office:value="1.1088295687885">
            <text:p>1.11</text:p>
          </table:table-cell>
          <table:table-cell table:number-columns-repeated="3"/>
        </table:table-row>
        <table:table-row table:style-name="ro1">
          <table:table-cell office:value-type="string">
            <text:p>CGCUCGC/GCGUGCG</text:p>
          </table:table-cell>
          <table:table-cell office:value-type="float" office:value="43.9">
            <text:p>43.9</text:p>
          </table:table-cell>
          <table:table-cell office:value-type="float" office:value="43.82">
            <text:p>43.82</text:p>
          </table:table-cell>
          <table:table-cell office:value-type="float" office:value="39.67">
            <text:p>39.67</text:p>
          </table:table-cell>
          <table:table-cell office:value-type="float" office:value="43.9">
            <text:p>43.9</text:p>
          </table:table-cell>
          <table:table-cell table:number-columns-repeated="2"/>
          <table:table-cell table:formula="oooc:=ABS(([.C62]-[.B62])*100/[.B62])" office:value-type="float" office:value="0.182232346241454">
            <text:p>0.18</text:p>
          </table:table-cell>
          <table:table-cell table:formula="oooc:=ABS(([.D62]-[.B62])*100/[.B62])" office:value-type="float" office:value="9.63553530751708">
            <text:p>9.64</text:p>
          </table:table-cell>
          <table:table-cell table:number-columns-repeated="3"/>
        </table:table-row>
        <table:table-row table:style-name="ro1">
          <table:table-cell office:value-type="string">
            <text:p>GAGUGGAG/CUCUUCUC</text:p>
          </table:table-cell>
          <table:table-cell office:value-type="float" office:value="35.8">
            <text:p>35.8</text:p>
          </table:table-cell>
          <table:table-cell office:value-type="float" office:value="40.26">
            <text:p>40.26</text:p>
          </table:table-cell>
          <table:table-cell office:value-type="float" office:value="35.06">
            <text:p>35.06</text:p>
          </table:table-cell>
          <table:table-cell office:value-type="float" office:value="35.8">
            <text:p>35.8</text:p>
          </table:table-cell>
          <table:table-cell table:number-columns-repeated="2"/>
          <table:table-cell table:formula="oooc:=ABS(([.C63]-[.B63])*100/[.B63])" office:value-type="float" office:value="12.4581005586592">
            <text:p>12.46</text:p>
          </table:table-cell>
          <table:table-cell table:formula="oooc:=ABS(([.D63]-[.B63])*100/[.B63])" office:value-type="float" office:value="2.06703910614524">
            <text:p>2.07</text:p>
          </table:table-cell>
          <table:table-cell table:number-columns-repeated="3"/>
        </table:table-row>
        <table:table-row table:style-name="ro1">
          <table:table-cell office:value-type="string">
            <text:p>GACAGGCUG/CUGUGCGAC</text:p>
          </table:table-cell>
          <table:table-cell office:value-type="float" office:value="51.2">
            <text:p>51.2</text:p>
          </table:table-cell>
          <table:table-cell office:value-type="float" office:value="54.4">
            <text:p>54.4</text:p>
          </table:table-cell>
          <table:table-cell office:value-type="float" office:value="58.28">
            <text:p>58.28</text:p>
          </table:table-cell>
          <table:table-cell office:value-type="float" office:value="51.2">
            <text:p>51.2</text:p>
          </table:table-cell>
          <table:table-cell table:number-columns-repeated="2"/>
          <table:table-cell table:formula="oooc:=ABS(([.C64]-[.B64])*100/[.B64])" office:value-type="float" office:value="6.24999999999999">
            <text:p>6.25</text:p>
          </table:table-cell>
          <table:table-cell table:formula="oooc:=ABS(([.D64]-[.B64])*100/[.B64])" office:value-type="float" office:value="13.828125">
            <text:p>13.83</text:p>
          </table:table-cell>
          <table:table-cell table:number-columns-repeated="3"/>
        </table:table-row>
        <table:table-row table:style-name="ro1">
          <table:table-cell office:value-type="string">
            <text:p>CAGUACGUC/GUCGGGCAG</text:p>
          </table:table-cell>
          <table:table-cell office:value-type="float" office:value="43.7">
            <text:p>43.7</text:p>
          </table:table-cell>
          <table:table-cell office:value-type="float" office:value="52.65">
            <text:p>52.65</text:p>
          </table:table-cell>
          <table:table-cell office:value-type="float" office:value="45.52">
            <text:p>45.52</text:p>
          </table:table-cell>
          <table:table-cell office:value-type="float" office:value="43.7">
            <text:p>43.7</text:p>
          </table:table-cell>
          <table:table-cell table:number-columns-repeated="2"/>
          <table:table-cell table:formula="oooc:=ABS(([.C65]-[.B65])*100/[.B65])" office:value-type="float" office:value="20.4805491990847">
            <text:p>20.48</text:p>
          </table:table-cell>
          <table:table-cell table:formula="oooc:=ABS(([.D65]-[.B65])*100/[.B65])" office:value-type="float" office:value="4.16475972540046">
            <text:p>4.16</text:p>
          </table:table-cell>
          <table:table-cell table:number-columns-repeated="3"/>
        </table:table-row>
        <table:table-row table:style-name="ro1">
          <table:table-cell office:value-type="string">
            <text:p>GACAUCCUG/CUGUUGGAC</text:p>
          </table:table-cell>
          <table:table-cell office:value-type="float" office:value="49.2">
            <text:p>49.2</text:p>
          </table:table-cell>
          <table:table-cell office:value-type="float" office:value="48.56">
            <text:p>48.56</text:p>
          </table:table-cell>
          <table:table-cell office:value-type="float" office:value="48.93">
            <text:p>48.93</text:p>
          </table:table-cell>
          <table:table-cell office:value-type="float" office:value="49.2">
            <text:p>49.2</text:p>
          </table:table-cell>
          <table:table-cell table:number-columns-repeated="2"/>
          <table:table-cell table:formula="oooc:=ABS(([.C66]-[.B66])*100/[.B66])" office:value-type="float" office:value="1.30081300813008">
            <text:p>1.3</text:p>
          </table:table-cell>
          <table:table-cell table:formula="oooc:=ABS(([.D66]-[.B66])*100/[.B66])" office:value-type="float" office:value="0.548780487804884">
            <text:p>0.55</text:p>
          </table:table-cell>
          <table:table-cell table:number-columns-repeated="3"/>
        </table:table-row>
        <table:table-row table:style-name="ro1">
          <table:table-cell office:value-type="string">
            <text:p>GACCACCUG/CUGGGGGAC</text:p>
          </table:table-cell>
          <table:table-cell office:value-type="float" office:value="55.1">
            <text:p>55.1</text:p>
          </table:table-cell>
          <table:table-cell office:value-type="float" office:value="59.45">
            <text:p>59.45</text:p>
          </table:table-cell>
          <table:table-cell office:value-type="float" office:value="54.48">
            <text:p>54.48</text:p>
          </table:table-cell>
          <table:table-cell office:value-type="float" office:value="55.1">
            <text:p>55.1</text:p>
          </table:table-cell>
          <table:table-cell table:number-columns-repeated="2"/>
          <table:table-cell table:formula="oooc:=ABS(([.C67]-[.B67])*100/[.B67])" office:value-type="float" office:value="7.89473684210526">
            <text:p>7.89</text:p>
          </table:table-cell>
          <table:table-cell table:formula="oooc:=ABS(([.D67]-[.B67])*100/[.B67])" office:value-type="float" office:value="1.12522686025409">
            <text:p>1.13</text:p>
          </table:table-cell>
          <table:table-cell table:number-columns-repeated="3"/>
        </table:table-row>
        <table:table-row table:style-name="ro1">
          <table:table-cell office:value-type="string">
            <text:p>CAGAAUGUC/GUCUGGCAG</text:p>
          </table:table-cell>
          <table:table-cell office:value-type="float" office:value="47.8">
            <text:p>47.8</text:p>
          </table:table-cell>
          <table:table-cell office:value-type="float" office:value="36.37">
            <text:p>36.37</text:p>
          </table:table-cell>
          <table:table-cell office:value-type="float" office:value="37.48">
            <text:p>37.48</text:p>
          </table:table-cell>
          <table:table-cell office:value-type="float" office:value="47.8">
            <text:p>47.8</text:p>
          </table:table-cell>
          <table:table-cell table:number-columns-repeated="2"/>
          <table:table-cell table:formula="oooc:=ABS(([.C68]-[.B68])*100/[.B68])" office:value-type="float" office:value="23.9121338912134">
            <text:p>23.91</text:p>
          </table:table-cell>
          <table:table-cell table:formula="oooc:=ABS(([.D68]-[.B68])*100/[.B68])" office:value-type="float" office:value="21.5899581589958">
            <text:p>21.59</text:p>
          </table:table-cell>
          <table:table-cell table:number-columns-repeated="3"/>
        </table:table-row>
        <table:table-row table:style-name="ro1">
          <table:table-cell office:value-type="string">
            <text:p>GCGUCGC/CGCUGCG</text:p>
          </table:table-cell>
          <table:table-cell office:value-type="float" office:value="47.8">
            <text:p>47.8</text:p>
          </table:table-cell>
          <table:table-cell office:value-type="float" office:value="45.52">
            <text:p>45.52</text:p>
          </table:table-cell>
          <table:table-cell office:value-type="float" office:value="41.54">
            <text:p>41.54</text:p>
          </table:table-cell>
          <table:table-cell office:value-type="float" office:value="47.8">
            <text:p>47.8</text:p>
          </table:table-cell>
          <table:table-cell table:number-columns-repeated="2"/>
          <table:table-cell table:formula="oooc:=ABS(([.C69]-[.B69])*100/[.B69])" office:value-type="float" office:value="4.76987447698744">
            <text:p>4.77</text:p>
          </table:table-cell>
          <table:table-cell table:formula="oooc:=ABS(([.D69]-[.B69])*100/[.B69])" office:value-type="float" office:value="13.0962343096234">
            <text:p>13.1</text:p>
          </table:table-cell>
          <table:table-cell table:number-columns-repeated="3"/>
        </table:table-row>
        <table:table-row table:style-name="ro1">
          <table:table-cell office:value-type="string">
            <text:p>CGUCCGG/GCUGGCC</text:p>
          </table:table-cell>
          <table:table-cell office:value-type="float" office:value="47.1">
            <text:p>47.1</text:p>
          </table:table-cell>
          <table:table-cell office:value-type="float" office:value="43.98">
            <text:p>43.98</text:p>
          </table:table-cell>
          <table:table-cell office:value-type="float" office:value="39.74">
            <text:p>39.74</text:p>
          </table:table-cell>
          <table:table-cell office:value-type="float" office:value="47.1">
            <text:p>47.1</text:p>
          </table:table-cell>
          <table:table-cell table:number-columns-repeated="2"/>
          <table:table-cell table:formula="oooc:=ABS(([.C70]-[.B70])*100/[.B70])" office:value-type="float" office:value="6.62420382165606">
            <text:p>6.62</text:p>
          </table:table-cell>
          <table:table-cell table:formula="oooc:=ABS(([.D70]-[.B70])*100/[.B70])" office:value-type="float" office:value="15.6263269639066">
            <text:p>15.63</text:p>
          </table:table-cell>
          <table:table-cell table:number-columns-repeated="3"/>
        </table:table-row>
        <table:table-row table:style-name="ro1">
          <table:table-cell office:value-type="string">
            <text:p>GACUCUCUG/CUGAUAGAC</text:p>
          </table:table-cell>
          <table:table-cell office:value-type="float" office:value="38.5">
            <text:p>38.5</text:p>
          </table:table-cell>
          <table:table-cell office:value-type="float" office:value="37.57">
            <text:p>37.57</text:p>
          </table:table-cell>
          <table:table-cell office:value-type="float" office:value="40.62">
            <text:p>40.62</text:p>
          </table:table-cell>
          <table:table-cell office:value-type="float" office:value="38.5">
            <text:p>38.5</text:p>
          </table:table-cell>
          <table:table-cell table:number-columns-repeated="2"/>
          <table:table-cell table:formula="oooc:=ABS(([.C71]-[.B71])*100/[.B71])" office:value-type="float" office:value="2.41558441558441">
            <text:p>2.42</text:p>
          </table:table-cell>
          <table:table-cell table:formula="oooc:=ABS(([.D71]-[.B71])*100/[.B71])" office:value-type="float" office:value="5.5064935064935">
            <text:p>5.51</text:p>
          </table:table-cell>
          <table:table-cell table:number-columns-repeated="3"/>
        </table:table-row>
        <table:table-row table:style-name="ro1">
          <table:table-cell office:value-type="string">
            <text:p>CAGCUGGUC/GUCGUUCAG</text:p>
          </table:table-cell>
          <table:table-cell office:value-type="float" office:value="60.1">
            <text:p>60.1</text:p>
          </table:table-cell>
          <table:table-cell office:value-type="float" office:value="51.95">
            <text:p>51.95</text:p>
          </table:table-cell>
          <table:table-cell office:value-type="float" office:value="48.16">
            <text:p>48.16</text:p>
          </table:table-cell>
          <table:table-cell office:value-type="float" office:value="60.1">
            <text:p>60.1</text:p>
          </table:table-cell>
          <table:table-cell table:number-columns-repeated="2"/>
          <table:table-cell table:formula="oooc:=ABS(([.C72]-[.B72])*100/[.B72])" office:value-type="float" office:value="13.5607321131448">
            <text:p>13.56</text:p>
          </table:table-cell>
          <table:table-cell table:formula="oooc:=ABS(([.D72]-[.B72])*100/[.B72])" office:value-type="float" office:value="19.8668885191348">
            <text:p>19.87</text:p>
          </table:table-cell>
          <table:table-cell table:number-columns-repeated="3"/>
        </table:table-row>
        <table:table-row table:style-name="ro1">
          <table:table-cell office:value-type="string">
            <text:p>GACUAGCUG/CUGAGCGAC</text:p>
          </table:table-cell>
          <table:table-cell office:value-type="float" office:value="47.1">
            <text:p>47.1</text:p>
          </table:table-cell>
          <table:table-cell office:value-type="float" office:value="46.33">
            <text:p>46.33</text:p>
          </table:table-cell>
          <table:table-cell office:value-type="float" office:value="48.2">
            <text:p>48.2</text:p>
          </table:table-cell>
          <table:table-cell office:value-type="float" office:value="47.1">
            <text:p>47.1</text:p>
          </table:table-cell>
          <table:table-cell table:number-columns-repeated="2"/>
          <table:table-cell table:formula="oooc:=ABS(([.C73]-[.B73])*100/[.B73])" office:value-type="float" office:value="1.63481953290871">
            <text:p>1.63</text:p>
          </table:table-cell>
          <table:table-cell table:formula="oooc:=ABS(([.D73]-[.B73])*100/[.B73])" office:value-type="float" office:value="2.33545647558387">
            <text:p>2.34</text:p>
          </table:table-cell>
          <table:table-cell table:number-columns-repeated="3"/>
        </table:table-row>
        <table:table-row table:style-name="ro1">
          <table:table-cell office:value-type="string">
            <text:p>CUCUGCUC/GAGUUGAG</text:p>
          </table:table-cell>
          <table:table-cell office:value-type="float" office:value="35.8">
            <text:p>35.8</text:p>
          </table:table-cell>
          <table:table-cell office:value-type="float" office:value="40.13">
            <text:p>40.13</text:p>
          </table:table-cell>
          <table:table-cell office:value-type="float" office:value="34.94">
            <text:p>34.94</text:p>
          </table:table-cell>
          <table:table-cell office:value-type="float" office:value="35.8">
            <text:p>35.8</text:p>
          </table:table-cell>
          <table:table-cell table:number-columns-repeated="2"/>
          <table:table-cell table:formula="oooc:=ABS(([.C74]-[.B74])*100/[.B74])" office:value-type="float" office:value="12.0949720670391">
            <text:p>12.09</text:p>
          </table:table-cell>
          <table:table-cell table:formula="oooc:=ABS(([.D74]-[.B74])*100/[.B74])" office:value-type="float" office:value="2.40223463687151">
            <text:p>2.4</text:p>
          </table:table-cell>
          <table:table-cell table:number-columns-repeated="3"/>
        </table:table-row>
        <table:table-row table:style-name="ro1">
          <table:table-cell office:value-type="string">
            <text:p>GCGUCCG/CGCUGGC</text:p>
          </table:table-cell>
          <table:table-cell office:value-type="float" office:value="46.2">
            <text:p>46.2</text:p>
          </table:table-cell>
          <table:table-cell office:value-type="float" office:value="44.77">
            <text:p>44.77</text:p>
          </table:table-cell>
          <table:table-cell office:value-type="float" office:value="40.66">
            <text:p>40.66</text:p>
          </table:table-cell>
          <table:table-cell office:value-type="float" office:value="46.2">
            <text:p>46.2</text:p>
          </table:table-cell>
          <table:table-cell table:number-columns-repeated="2"/>
          <table:table-cell table:formula="oooc:=ABS(([.C75]-[.B75])*100/[.B75])" office:value-type="float" office:value="3.09523809523809">
            <text:p>3.1</text:p>
          </table:table-cell>
          <table:table-cell table:formula="oooc:=ABS(([.D75]-[.B75])*100/[.B75])" office:value-type="float" office:value="11.991341991342">
            <text:p>11.99</text:p>
          </table:table-cell>
          <table:table-cell table:number-columns-repeated="3"/>
        </table:table-row>
        <table:table-row table:style-name="ro1">
          <table:table-cell office:value-type="string">
            <text:p>GUCCGCG/CUGGCGC</text:p>
          </table:table-cell>
          <table:table-cell office:value-type="float" office:value="52.4">
            <text:p>52.4</text:p>
          </table:table-cell>
          <table:table-cell office:value-type="float" office:value="44.77">
            <text:p>44.77</text:p>
          </table:table-cell>
          <table:table-cell office:value-type="float" office:value="40.66">
            <text:p>40.66</text:p>
          </table:table-cell>
          <table:table-cell office:value-type="float" office:value="52.4">
            <text:p>52.4</text:p>
          </table:table-cell>
          <table:table-cell table:number-columns-repeated="2"/>
          <table:table-cell table:formula="oooc:=ABS(([.C76]-[.B76])*100/[.B76])" office:value-type="float" office:value="14.5610687022901">
            <text:p>14.56</text:p>
          </table:table-cell>
          <table:table-cell table:formula="oooc:=ABS(([.D76]-[.B76])*100/[.B76])" office:value-type="float" office:value="22.4045801526718">
            <text:p>22.4</text:p>
          </table:table-cell>
          <table:table-cell table:number-columns-repeated="3"/>
        </table:table-row>
        <table:table-row table:style-name="ro1">
          <table:table-cell office:value-type="string">
            <text:p>CGAUCAC/GCUUGUG</text:p>
          </table:table-cell>
          <table:table-cell office:value-type="float" office:value="20.5">
            <text:p>20.5</text:p>
          </table:table-cell>
          <table:table-cell office:value-type="float" office:value="27.14">
            <text:p>27.14</text:p>
          </table:table-cell>
          <table:table-cell office:value-type="float" office:value="23.27">
            <text:p>23.27</text:p>
          </table:table-cell>
          <table:table-cell office:value-type="float" office:value="20.5">
            <text:p>20.5</text:p>
          </table:table-cell>
          <table:table-cell table:number-columns-repeated="2"/>
          <table:table-cell table:formula="oooc:=ABS(([.C77]-[.B77])*100/[.B77])" office:value-type="float" office:value="32.390243902439">
            <text:p>32.39</text:p>
          </table:table-cell>
          <table:table-cell table:formula="oooc:=ABS(([.D77]-[.B77])*100/[.B77])" office:value-type="float" office:value="13.5121951219512">
            <text:p>13.51</text:p>
          </table:table-cell>
          <table:table-cell table:number-columns-repeated="3"/>
        </table:table-row>
        <table:table-row table:style-name="ro1">
          <table:table-cell office:value-type="string">
            <text:p>GACUACCUG/CUGAGGGAC</text:p>
          </table:table-cell>
          <table:table-cell office:value-type="float" office:value="52.5">
            <text:p>52.5</text:p>
          </table:table-cell>
          <table:table-cell office:value-type="float" office:value="48.51">
            <text:p>48.51</text:p>
          </table:table-cell>
          <table:table-cell office:value-type="float" office:value="47.56">
            <text:p>47.56</text:p>
          </table:table-cell>
          <table:table-cell office:value-type="float" office:value="52.5">
            <text:p>52.5</text:p>
          </table:table-cell>
          <table:table-cell table:number-columns-repeated="2"/>
          <table:table-cell table:formula="oooc:=ABS(([.C78]-[.B78])*100/[.B78])" office:value-type="float" office:value="7.6">
            <text:p>7.6</text:p>
          </table:table-cell>
          <table:table-cell table:formula="oooc:=ABS(([.D78]-[.B78])*100/[.B78])" office:value-type="float" office:value="9.4095238095238">
            <text:p>9.41</text:p>
          </table:table-cell>
          <table:table-cell table:number-columns-repeated="3"/>
        </table:table-row>
        <table:table-row table:style-name="ro1">
          <table:table-cell office:value-type="string">
            <text:p>GACGAUCUG/CUGCCAGAC</text:p>
          </table:table-cell>
          <table:table-cell office:value-type="float" office:value="46.9">
            <text:p>46.9</text:p>
          </table:table-cell>
          <table:table-cell office:value-type="float" office:value="46.84">
            <text:p>46.84</text:p>
          </table:table-cell>
          <table:table-cell office:value-type="float" office:value="44.83">
            <text:p>44.83</text:p>
          </table:table-cell>
          <table:table-cell office:value-type="float" office:value="46.9">
            <text:p>46.9</text:p>
          </table:table-cell>
          <table:table-cell table:number-columns-repeated="2"/>
          <table:table-cell table:formula="oooc:=ABS(([.C79]-[.B79])*100/[.B79])" office:value-type="float" office:value="0.127931769722804">
            <text:p>0.13</text:p>
          </table:table-cell>
          <table:table-cell table:formula="oooc:=ABS(([.D79]-[.B79])*100/[.B79])" office:value-type="float" office:value="4.4136460554371">
            <text:p>4.41</text:p>
          </table:table-cell>
          <table:table-cell table:number-columns-repeated="3"/>
        </table:table-row>
        <table:table-row table:style-name="ro1">
          <table:table-cell office:value-type="string">
            <text:p>GACCAGCUG/CUGGCCGAC</text:p>
          </table:table-cell>
          <table:table-cell office:value-type="float" office:value="57.9">
            <text:p>57.9</text:p>
          </table:table-cell>
          <table:table-cell office:value-type="float" office:value="60.3">
            <text:p>60.3</text:p>
          </table:table-cell>
          <table:table-cell office:value-type="float" office:value="54.95">
            <text:p>54.95</text:p>
          </table:table-cell>
          <table:table-cell office:value-type="float" office:value="57.9">
            <text:p>57.9</text:p>
          </table:table-cell>
          <table:table-cell table:number-columns-repeated="2"/>
          <table:table-cell table:formula="oooc:=ABS(([.C80]-[.B80])*100/[.B80])" office:value-type="float" office:value="4.14507772020725">
            <text:p>4.15</text:p>
          </table:table-cell>
          <table:table-cell table:formula="oooc:=ABS(([.D80]-[.B80])*100/[.B80])" office:value-type="float" office:value="5.09499136442141">
            <text:p>5.09</text:p>
          </table:table-cell>
          <table:table-cell table:number-columns-repeated="3"/>
        </table:table-row>
        <table:table-row table:style-name="ro1">
          <table:table-cell office:value-type="string">
            <text:p>GACUAUCUG/CUGAGAGAC</text:p>
          </table:table-cell>
          <table:table-cell office:value-type="float" office:value="40.1">
            <text:p>40.1</text:p>
          </table:table-cell>
          <table:table-cell office:value-type="float" office:value="39.14">
            <text:p>39.14</text:p>
          </table:table-cell>
          <table:table-cell office:value-type="float" office:value="40.62">
            <text:p>40.62</text:p>
          </table:table-cell>
          <table:table-cell office:value-type="float" office:value="40.1">
            <text:p>40.1</text:p>
          </table:table-cell>
          <table:table-cell table:number-columns-repeated="2"/>
          <table:table-cell table:formula="oooc:=ABS(([.C81]-[.B81])*100/[.B81])" office:value-type="float" office:value="2.39401496259352">
            <text:p>2.39</text:p>
          </table:table-cell>
          <table:table-cell table:formula="oooc:=ABS(([.D81]-[.B81])*100/[.B81])" office:value-type="float" office:value="1.29675810473814">
            <text:p>1.3</text:p>
          </table:table-cell>
          <table:table-cell table:number-columns-repeated="3"/>
        </table:table-row>
        <table:table-row table:style-name="ro1">
          <table:table-cell office:value-type="string">
            <text:p>GACGCCCUG/CUGCUGGAC</text:p>
          </table:table-cell>
          <table:table-cell office:value-type="float" office:value="54.1">
            <text:p>54.1</text:p>
          </table:table-cell>
          <table:table-cell office:value-type="float" office:value="56.76">
            <text:p>56.76</text:p>
          </table:table-cell>
          <table:table-cell office:value-type="float" office:value="51.12">
            <text:p>51.12</text:p>
          </table:table-cell>
          <table:table-cell office:value-type="float" office:value="54.1">
            <text:p>54.1</text:p>
          </table:table-cell>
          <table:table-cell table:number-columns-repeated="2"/>
          <table:table-cell table:formula="oooc:=ABS(([.C82]-[.B82])*100/[.B82])" office:value-type="float" office:value="4.91682070240295">
            <text:p>4.92</text:p>
          </table:table-cell>
          <table:table-cell table:formula="oooc:=ABS(([.D82]-[.B82])*100/[.B82])" office:value-type="float" office:value="5.50831792975971">
            <text:p>5.51</text:p>
          </table:table-cell>
          <table:table-cell table:number-columns-repeated="3"/>
        </table:table-row>
        <table:table-row table:style-name="ro1">
          <table:table-cell office:value-type="string">
            <text:p>GACCACCUG/CUGGCGGAC</text:p>
          </table:table-cell>
          <table:table-cell office:value-type="float" office:value="56.3">
            <text:p>56.3</text:p>
          </table:table-cell>
          <table:table-cell office:value-type="float" office:value="59.45">
            <text:p>59.45</text:p>
          </table:table-cell>
          <table:table-cell office:value-type="float" office:value="54.48">
            <text:p>54.48</text:p>
          </table:table-cell>
          <table:table-cell office:value-type="float" office:value="56.3">
            <text:p>56.3</text:p>
          </table:table-cell>
          <table:table-cell table:number-columns-repeated="2"/>
          <table:table-cell table:formula="oooc:=ABS(([.C83]-[.B83])*100/[.B83])" office:value-type="float" office:value="5.59502664298402">
            <text:p>5.6</text:p>
          </table:table-cell>
          <table:table-cell table:formula="oooc:=ABS(([.D83]-[.B83])*100/[.B83])" office:value-type="float" office:value="3.23268206039076">
            <text:p>3.23</text:p>
          </table:table-cell>
          <table:table-cell table:number-columns-repeated="3"/>
        </table:table-row>
        <table:table-row table:style-name="ro1">
          <table:table-cell office:value-type="string">
            <text:p>CAGAACGUC/GUCUCGCAG</text:p>
          </table:table-cell>
          <table:table-cell office:value-type="float" office:value="47.4">
            <text:p>47.4</text:p>
          </table:table-cell>
          <table:table-cell office:value-type="float" office:value="46.84">
            <text:p>46.84</text:p>
          </table:table-cell>
          <table:table-cell office:value-type="float" office:value="44.83">
            <text:p>44.83</text:p>
          </table:table-cell>
          <table:table-cell office:value-type="float" office:value="47.4">
            <text:p>47.4</text:p>
          </table:table-cell>
          <table:table-cell table:number-columns-repeated="2"/>
          <table:table-cell table:formula="oooc:=ABS(([.C84]-[.B84])*100/[.B84])" office:value-type="float" office:value="1.18143459915611">
            <text:p>1.18</text:p>
          </table:table-cell>
          <table:table-cell table:formula="oooc:=ABS(([.D84]-[.B84])*100/[.B84])" office:value-type="float" office:value="5.42194092827004">
            <text:p>5.42</text:p>
          </table:table-cell>
          <table:table-cell table:number-columns-repeated="3"/>
        </table:table-row>
        <table:table-row table:style-name="ro1">
          <table:table-cell office:value-type="string">
            <text:p>GAGAGAG/CUCCCUC</text:p>
          </table:table-cell>
          <table:table-cell office:value-type="float" office:value="26.5">
            <text:p>26.5</text:p>
          </table:table-cell>
          <table:table-cell office:value-type="float" office:value="24.69">
            <text:p>24.69</text:p>
          </table:table-cell>
          <table:table-cell office:value-type="float" office:value="24.44">
            <text:p>24.44</text:p>
          </table:table-cell>
          <table:table-cell office:value-type="float" office:value="26.5">
            <text:p>26.5</text:p>
          </table:table-cell>
          <table:table-cell table:number-columns-repeated="2"/>
          <table:table-cell table:formula="oooc:=ABS(([.C85]-[.B85])*100/[.B85])" office:value-type="float" office:value="6.83018867924528">
            <text:p>6.83</text:p>
          </table:table-cell>
          <table:table-cell table:formula="oooc:=ABS(([.D85]-[.B85])*100/[.B85])" office:value-type="float" office:value="7.77358490566037">
            <text:p>7.77</text:p>
          </table:table-cell>
          <table:table-cell table:number-columns-repeated="3"/>
        </table:table-row>
        <table:table-row table:style-name="ro1">
          <table:table-cell office:value-type="string">
            <text:p>GAGUAGAG/CUCGGCUC</text:p>
          </table:table-cell>
          <table:table-cell office:value-type="float" office:value="35.3">
            <text:p>35.3</text:p>
          </table:table-cell>
          <table:table-cell office:value-type="float" office:value="39.63">
            <text:p>39.63</text:p>
          </table:table-cell>
          <table:table-cell office:value-type="float" office:value="34.94">
            <text:p>34.94</text:p>
          </table:table-cell>
          <table:table-cell office:value-type="float" office:value="35.3">
            <text:p>35.3</text:p>
          </table:table-cell>
          <table:table-cell table:number-columns-repeated="2"/>
          <table:table-cell table:formula="oooc:=ABS(([.C86]-[.B86])*100/[.B86])" office:value-type="float" office:value="12.2662889518414">
            <text:p>12.27</text:p>
          </table:table-cell>
          <table:table-cell table:formula="oooc:=ABS(([.D86]-[.B86])*100/[.B86])" office:value-type="float" office:value="1.01983002832861">
            <text:p>1.02</text:p>
          </table:table-cell>
          <table:table-cell table:number-columns-repeated="3"/>
        </table:table-row>
        <table:table-row table:style-name="ro1">
          <table:table-cell office:value-type="string">
            <text:p>GACGUGCUG/CUGCUUGAC</text:p>
          </table:table-cell>
          <table:table-cell office:value-type="float" office:value="44.4">
            <text:p>44.4</text:p>
          </table:table-cell>
          <table:table-cell office:value-type="float" office:value="51.13">
            <text:p>51.13</text:p>
          </table:table-cell>
          <table:table-cell office:value-type="float" office:value="46.87">
            <text:p>46.87</text:p>
          </table:table-cell>
          <table:table-cell office:value-type="float" office:value="44.4">
            <text:p>44.4</text:p>
          </table:table-cell>
          <table:table-cell table:number-columns-repeated="2"/>
          <table:table-cell table:formula="oooc:=ABS(([.C87]-[.B87])*100/[.B87])" office:value-type="float" office:value="15.1576576576577">
            <text:p>15.16</text:p>
          </table:table-cell>
          <table:table-cell table:formula="oooc:=ABS(([.D87]-[.B87])*100/[.B87])" office:value-type="float" office:value="5.56306306306306">
            <text:p>5.56</text:p>
          </table:table-cell>
          <table:table-cell table:number-columns-repeated="3"/>
        </table:table-row>
        <table:table-row table:style-name="ro1">
          <table:table-cell office:value-type="string">
            <text:p>CGAUCGC/GCUUGCG</text:p>
          </table:table-cell>
          <table:table-cell office:value-type="float" office:value="34.3">
            <text:p>34.3</text:p>
          </table:table-cell>
          <table:table-cell office:value-type="float" office:value="34.33">
            <text:p>34.33</text:p>
          </table:table-cell>
          <table:table-cell office:value-type="float" office:value="32.02">
            <text:p>32.02</text:p>
          </table:table-cell>
          <table:table-cell office:value-type="float" office:value="34.3">
            <text:p>34.3</text:p>
          </table:table-cell>
          <table:table-cell table:number-columns-repeated="2"/>
          <table:table-cell table:formula="oooc:=ABS(([.C88]-[.B88])*100/[.B88])" office:value-type="float" office:value="0.0874635568513153">
            <text:p>0.09</text:p>
          </table:table-cell>
          <table:table-cell table:formula="oooc:=ABS(([.D88]-[.B88])*100/[.B88])" office:value-type="float" office:value="6.64723032069969">
            <text:p>6.65</text:p>
          </table:table-cell>
          <table:table-cell table:number-columns-repeated="3"/>
        </table:table-row>
        <table:table-row table:style-name="ro1">
          <table:table-cell office:value-type="string">
            <text:p>GACAAGCUG/CUGUCCGAC</text:p>
          </table:table-cell>
          <table:table-cell office:value-type="float" office:value="47.1">
            <text:p>47.1</text:p>
          </table:table-cell>
          <table:table-cell office:value-type="float" office:value="48.59">
            <text:p>48.59</text:p>
          </table:table-cell>
          <table:table-cell office:value-type="float" office:value="48.31">
            <text:p>48.31</text:p>
          </table:table-cell>
          <table:table-cell office:value-type="float" office:value="47.1">
            <text:p>47.1</text:p>
          </table:table-cell>
          <table:table-cell table:number-columns-repeated="2"/>
          <table:table-cell table:formula="oooc:=ABS(([.C89]-[.B89])*100/[.B89])" office:value-type="float" office:value="3.16348195329087">
            <text:p>3.16</text:p>
          </table:table-cell>
          <table:table-cell table:formula="oooc:=ABS(([.D89]-[.B89])*100/[.B89])" office:value-type="float" office:value="2.56900212314225">
            <text:p>2.57</text:p>
          </table:table-cell>
          <table:table-cell table:number-columns-repeated="3"/>
        </table:table-row>
        <table:table-row table:style-name="ro1">
          <table:table-cell office:value-type="string">
            <text:p>CUCUCUC/GAGUGAG</text:p>
          </table:table-cell>
          <table:table-cell office:value-type="float" office:value="30.7">
            <text:p>30.7</text:p>
          </table:table-cell>
          <table:table-cell office:value-type="float" office:value="29.13">
            <text:p>29.13</text:p>
          </table:table-cell>
          <table:table-cell office:value-type="float" office:value="24.44">
            <text:p>24.44</text:p>
          </table:table-cell>
          <table:table-cell office:value-type="float" office:value="30.7">
            <text:p>30.7</text:p>
          </table:table-cell>
          <table:table-cell table:number-columns-repeated="2"/>
          <table:table-cell table:formula="oooc:=ABS(([.C90]-[.B90])*100/[.B90])" office:value-type="float" office:value="5.11400651465798">
            <text:p>5.11</text:p>
          </table:table-cell>
          <table:table-cell table:formula="oooc:=ABS(([.D90]-[.B90])*100/[.B90])" office:value-type="float" office:value="20.3908794788274">
            <text:p>20.39</text:p>
          </table:table-cell>
          <table:table-cell table:number-columns-repeated="3"/>
        </table:table-row>
        <table:table-row table:style-name="ro1">
          <table:table-cell office:value-type="string">
            <text:p>CUCACUC/GAGCGAG</text:p>
          </table:table-cell>
          <table:table-cell office:value-type="float" office:value="32">
            <text:p>32</text:p>
          </table:table-cell>
          <table:table-cell office:value-type="float" office:value="29.11">
            <text:p>29.11</text:p>
          </table:table-cell>
          <table:table-cell office:value-type="float" office:value="24.44">
            <text:p>24.44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ooc:=ABS(([.C91]-[.B91])*100/[.B91])" office:value-type="float" office:value="9.03125">
            <text:p>9.03</text:p>
          </table:table-cell>
          <table:table-cell table:formula="oooc:=ABS(([.D91]-[.B91])*100/[.B91])" office:value-type="float" office:value="23.625">
            <text:p>23.63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ooc:=AVERAGE([.H60:.H91])" office:value-type="float" office:value="7.95045804435942">
            <text:p>7.95</text:p>
          </table:table-cell>
          <table:table-cell table:formula="oooc:=AVERAGE([.I60:.I91])" office:value-type="float" office:value="8.21552931226431">
            <text:p>8.22</text:p>
          </table:table-cell>
          <table:table-cell table:number-columns-repeated="3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zno07 </text:p>
          </table:table-cell>
          <table:table-cell office:value-type="string">
            <text:p><text:s/>zno08 </text:p>
          </table:table-cell>
          <table:table-cell office:value-type="string">
            <text:p><text:s/>tur06 </text:p>
          </table:table-cell>
          <table:table-cell office:value-type="string">
            <text:p><text:s/>TmExp </text:p>
          </table:table-cell>
          <table:table-cell table:number-columns-repeated="5"/>
          <table:table-cell>
            <draw:frame table:end-cell-address="Sheet1.S110" table:end-x="0.248cm" table:end-y="0.292cm" draw:z-index="2" draw:style-name="gr1" svg:width="16.037cm" svg:height="8.34cm" svg:x="0.018cm" svg:y="0.496cm">
              <draw:object draw:notify-on-update-of-ranges="Sheet1.B93:Sheet1.B93 Sheet1.B94:Sheet1.B107 Sheet1.C93:Sheet1.C93 Sheet1.C94:Sheet1.C107 Sheet1.B93:Sheet1.B93 Sheet1.B94:Sheet1.B107 Sheet1.D93:Sheet1.D93 Sheet1.D94:Sheet1.D107 Sheet1.B93:Sheet1.B93 Sheet1.B94:Sheet1.B107 Sheet1.E93:Sheet1.E93 Sheet1.E94:Sheet1.E107 Sheet1.B93:Sheet1.B93 Sheet1.B94:Sheet1.B107 Sheet1.F93:Sheet1.F93 Sheet1.F94:Sheet1.F10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number-columns-repeated="7"/>
          <table:table-cell office:value-type="string">
            <text:p><text:s/>zno07 </text:p>
          </table:table-cell>
          <table:table-cell office:value-type="string">
            <text:p><text:s/>zno08 </text:p>
          </table:table-cell>
          <table:table-cell office:value-type="string">
            <text:p><text:s/>tur06 </text:p>
          </table:table-cell>
          <table:table-cell table:number-columns-repeated="2"/>
        </table:table-row>
        <table:table-row table:style-name="ro1">
          <table:table-cell office:value-type="string">
            <text:p>CUCUGCUC/GAGUUGAG</text:p>
          </table:table-cell>
          <table:table-cell office:value-type="float" office:value="35.8">
            <text:p>35.8</text:p>
          </table:table-cell>
          <table:table-cell office:value-type="float" office:value="40.13">
            <text:p>40.13</text:p>
          </table:table-cell>
          <table:table-cell office:value-type="float" office:value="41.25">
            <text:p>41.25</text:p>
          </table:table-cell>
          <table:table-cell office:value-type="float" office:value="34.94">
            <text:p>34.94</text:p>
          </table:table-cell>
          <table:table-cell office:value-type="float" office:value="35.8">
            <text:p>35.8</text:p>
          </table:table-cell>
          <table:table-cell/>
          <table:table-cell table:formula="oooc:=ABS(([.C95]-[.B95])*100/[.B95])" office:value-type="float" office:value="12.0949720670391">
            <text:p>12.09</text:p>
          </table:table-cell>
          <table:table-cell table:formula="oooc:=ABS(([.D95]-[.B95])*100/[.B95])" office:value-type="float" office:value="15.2234636871508">
            <text:p>15.22</text:p>
          </table:table-cell>
          <table:table-cell table:formula="oooc:=ABS(([.E95]-[.B95])*100/[.B95])" office:value-type="float" office:value="2.40223463687151">
            <text:p>2.4</text:p>
          </table:table-cell>
          <table:table-cell table:number-columns-repeated="2"/>
        </table:table-row>
        <table:table-row table:style-name="ro1">
          <table:table-cell office:value-type="string">
            <text:p>CAGUAGGUC/GUCGGCCAG</text:p>
          </table:table-cell>
          <table:table-cell office:value-type="float" office:value="47.4">
            <text:p>47.4</text:p>
          </table:table-cell>
          <table:table-cell office:value-type="float" office:value="53.26">
            <text:p>53.26</text:p>
          </table:table-cell>
          <table:table-cell office:value-type="float" office:value="49.61">
            <text:p>49.61</text:p>
          </table:table-cell>
          <table:table-cell office:value-type="float" office:value="49.24">
            <text:p>49.24</text:p>
          </table:table-cell>
          <table:table-cell office:value-type="float" office:value="47.4">
            <text:p>47.4</text:p>
          </table:table-cell>
          <table:table-cell/>
          <table:table-cell table:formula="oooc:=ABS(([.C96]-[.B96])*100/[.B96])" office:value-type="float" office:value="12.3628691983122">
            <text:p>12.36</text:p>
          </table:table-cell>
          <table:table-cell table:formula="oooc:=ABS(([.D96]-[.B96])*100/[.B96])" office:value-type="float" office:value="4.66244725738397">
            <text:p>4.66</text:p>
          </table:table-cell>
          <table:table-cell table:formula="oooc:=ABS(([.E96]-[.B96])*100/[.B96])" office:value-type="float" office:value="3.8818565400844">
            <text:p>3.88</text:p>
          </table:table-cell>
          <table:table-cell table:number-columns-repeated="2"/>
        </table:table-row>
        <table:table-row table:style-name="ro1">
          <table:table-cell office:value-type="string">
            <text:p>GACGAGCUG/CUGUCUGAC</text:p>
          </table:table-cell>
          <table:table-cell office:value-type="float" office:value="34.3">
            <text:p>34.3</text:p>
          </table:table-cell>
          <table:table-cell table:number-columns-repeated="2" office:value-type="float" office:value="48.38">
            <text:p>48.38</text:p>
          </table:table-cell>
          <table:table-cell office:value-type="float" office:value="38.26">
            <text:p>38.26</text:p>
          </table:table-cell>
          <table:table-cell office:value-type="float" office:value="34.3">
            <text:p>34.3</text:p>
          </table:table-cell>
          <table:table-cell/>
          <table:table-cell table:formula="oooc:=ABS(([.C97]-[.B97])*100/[.B97])" office:value-type="float" office:value="41.0495626822158">
            <text:p>41.05</text:p>
          </table:table-cell>
          <table:table-cell table:formula="oooc:=ABS(([.D97]-[.B97])*100/[.B97])" office:value-type="float" office:value="41.0495626822158">
            <text:p>41.05</text:p>
          </table:table-cell>
          <table:table-cell table:formula="oooc:=ABS(([.E97]-[.B97])*100/[.B97])" office:value-type="float" office:value="11.5451895043732">
            <text:p>11.55</text:p>
          </table:table-cell>
          <table:table-cell table:number-columns-repeated="2"/>
        </table:table-row>
        <table:table-row table:style-name="ro1">
          <table:table-cell office:value-type="string">
            <text:p>CUCAGCUC/GAGAUGAG</text:p>
          </table:table-cell>
          <table:table-cell office:value-type="float" office:value="30">
            <text:p>30</text:p>
          </table:table-cell>
          <table:table-cell office:value-type="float" office:value="37.74">
            <text:p>37.74</text:p>
          </table:table-cell>
          <table:table-cell office:value-type="float" office:value="48.23">
            <text:p>48.23</text:p>
          </table:table-cell>
          <table:table-cell office:value-type="float" office:value="34.94">
            <text:p>34.94</text:p>
          </table:table-cell>
          <table:table-cell office:value-type="float" office:value="30">
            <text:p>30</text:p>
          </table:table-cell>
          <table:table-cell/>
          <table:table-cell table:formula="oooc:=ABS(([.C98]-[.B98])*100/[.B98])" office:value-type="float" office:value="25.8">
            <text:p>25.8</text:p>
          </table:table-cell>
          <table:table-cell table:formula="oooc:=ABS(([.D98]-[.B98])*100/[.B98])" office:value-type="float" office:value="60.7666666666667">
            <text:p>60.77</text:p>
          </table:table-cell>
          <table:table-cell table:formula="oooc:=ABS(([.E98]-[.B98])*100/[.B98])" office:value-type="float" office:value="16.4666666666667">
            <text:p>16.47</text:p>
          </table:table-cell>
          <table:table-cell table:number-columns-repeated="2"/>
        </table:table-row>
        <table:table-row table:style-name="ro1">
          <table:table-cell office:value-type="string">
            <text:p>CAGUACGUC/GUCGGGCAG</text:p>
          </table:table-cell>
          <table:table-cell office:value-type="float" office:value="43.7">
            <text:p>43.7</text:p>
          </table:table-cell>
          <table:table-cell office:value-type="float" office:value="52.65">
            <text:p>52.65</text:p>
          </table:table-cell>
          <table:table-cell office:value-type="float" office:value="39.93">
            <text:p>39.93</text:p>
          </table:table-cell>
          <table:table-cell office:value-type="float" office:value="45.52">
            <text:p>45.52</text:p>
          </table:table-cell>
          <table:table-cell office:value-type="float" office:value="43.7">
            <text:p>43.7</text:p>
          </table:table-cell>
          <table:table-cell/>
          <table:table-cell table:formula="oooc:=ABS(([.C99]-[.B99])*100/[.B99])" office:value-type="float" office:value="20.4805491990847">
            <text:p>20.48</text:p>
          </table:table-cell>
          <table:table-cell table:formula="oooc:=ABS(([.D99]-[.B99])*100/[.B99])" office:value-type="float" office:value="8.62700228832953">
            <text:p>8.63</text:p>
          </table:table-cell>
          <table:table-cell table:formula="oooc:=ABS(([.E99]-[.B99])*100/[.B99])" office:value-type="float" office:value="4.16475972540046">
            <text:p>4.16</text:p>
          </table:table-cell>
          <table:table-cell table:number-columns-repeated="2"/>
        </table:table-row>
        <table:table-row table:style-name="ro1">
          <table:table-cell office:value-type="string">
            <text:p>CAGAAUGUC/GUCUGGCAG</text:p>
          </table:table-cell>
          <table:table-cell office:value-type="float" office:value="47.8">
            <text:p>47.8</text:p>
          </table:table-cell>
          <table:table-cell office:value-type="float" office:value="36.37">
            <text:p>36.37</text:p>
          </table:table-cell>
          <table:table-cell office:value-type="float" office:value="23.42">
            <text:p>23.42</text:p>
          </table:table-cell>
          <table:table-cell office:value-type="float" office:value="37.48">
            <text:p>37.48</text:p>
          </table:table-cell>
          <table:table-cell office:value-type="float" office:value="47.8">
            <text:p>47.8</text:p>
          </table:table-cell>
          <table:table-cell/>
          <table:table-cell table:formula="oooc:=ABS(([.C100]-[.B100])*100/[.B100])" office:value-type="float" office:value="23.9121338912134">
            <text:p>23.91</text:p>
          </table:table-cell>
          <table:table-cell table:formula="oooc:=ABS(([.D100]-[.B100])*100/[.B100])" office:value-type="float" office:value="51.0041841004184">
            <text:p>51</text:p>
          </table:table-cell>
          <table:table-cell table:formula="oooc:=ABS(([.E100]-[.B100])*100/[.B100])" office:value-type="float" office:value="21.5899581589958">
            <text:p>21.59</text:p>
          </table:table-cell>
          <table:table-cell table:number-columns-repeated="2"/>
        </table:table-row>
        <table:table-row table:style-name="ro1">
          <table:table-cell office:value-type="string">
            <text:p>GACGUGCUG/CUGCUUGAC</text:p>
          </table:table-cell>
          <table:table-cell office:value-type="float" office:value="44.4">
            <text:p>44.4</text:p>
          </table:table-cell>
          <table:table-cell office:value-type="float" office:value="51.13">
            <text:p>51.13</text:p>
          </table:table-cell>
          <table:table-cell office:value-type="float" office:value="52.45">
            <text:p>52.45</text:p>
          </table:table-cell>
          <table:table-cell office:value-type="float" office:value="46.87">
            <text:p>46.87</text:p>
          </table:table-cell>
          <table:table-cell office:value-type="float" office:value="44.4">
            <text:p>44.4</text:p>
          </table:table-cell>
          <table:table-cell/>
          <table:table-cell table:formula="oooc:=ABS(([.C101]-[.B101])*100/[.B101])" office:value-type="float" office:value="15.1576576576577">
            <text:p>15.16</text:p>
          </table:table-cell>
          <table:table-cell table:formula="oooc:=ABS(([.D101]-[.B101])*100/[.B101])" office:value-type="float" office:value="18.1306306306306">
            <text:p>18.13</text:p>
          </table:table-cell>
          <table:table-cell table:formula="oooc:=ABS(([.E101]-[.B101])*100/[.B101])" office:value-type="float" office:value="5.56306306306306">
            <text:p>5.56</text:p>
          </table:table-cell>
          <table:table-cell table:number-columns-repeated="2"/>
        </table:table-row>
        <table:table-row table:style-name="ro1">
          <table:table-cell office:value-type="string">
            <text:p>CAGCUGGUC/GUCGUUCAG</text:p>
          </table:table-cell>
          <table:table-cell office:value-type="float" office:value="60">
            <text:p>60</text:p>
          </table:table-cell>
          <table:table-cell office:value-type="float" office:value="51.95">
            <text:p>51.95</text:p>
          </table:table-cell>
          <table:table-cell office:value-type="float" office:value="52.67">
            <text:p>52.67</text:p>
          </table:table-cell>
          <table:table-cell office:value-type="float" office:value="48.16">
            <text:p>48.16</text:p>
          </table:table-cell>
          <table:table-cell office:value-type="float" office:value="60">
            <text:p>60</text:p>
          </table:table-cell>
          <table:table-cell/>
          <table:table-cell table:formula="oooc:=ABS(([.C102]-[.B102])*100/[.B102])" office:value-type="float" office:value="13.4166666666667">
            <text:p>13.42</text:p>
          </table:table-cell>
          <table:table-cell table:formula="oooc:=ABS(([.D102]-[.B102])*100/[.B102])" office:value-type="float" office:value="12.2166666666667">
            <text:p>12.22</text:p>
          </table:table-cell>
          <table:table-cell table:formula="oooc:=ABS(([.E102]-[.B102])*100/[.B102])" office:value-type="float" office:value="19.7333333333333">
            <text:p>19.73</text:p>
          </table:table-cell>
          <table:table-cell table:number-columns-repeated="2"/>
        </table:table-row>
        <table:table-row table:style-name="ro1">
          <table:table-cell office:value-type="string">
            <text:p>GAGUGGAG/CUCUUCUC</text:p>
          </table:table-cell>
          <table:table-cell office:value-type="float" office:value="35.6">
            <text:p>35.6</text:p>
          </table:table-cell>
          <table:table-cell office:value-type="float" office:value="40.26">
            <text:p>40.26</text:p>
          </table:table-cell>
          <table:table-cell office:value-type="float" office:value="42.03">
            <text:p>42.03</text:p>
          </table:table-cell>
          <table:table-cell office:value-type="float" office:value="35.06">
            <text:p>35.06</text:p>
          </table:table-cell>
          <table:table-cell office:value-type="float" office:value="35.6">
            <text:p>35.6</text:p>
          </table:table-cell>
          <table:table-cell/>
          <table:table-cell table:formula="oooc:=ABS(([.C103]-[.B103])*100/[.B103])" office:value-type="float" office:value="13.0898876404494">
            <text:p>13.09</text:p>
          </table:table-cell>
          <table:table-cell table:formula="oooc:=ABS(([.D103]-[.B103])*100/[.B103])" office:value-type="float" office:value="18.061797752809">
            <text:p>18.06</text:p>
          </table:table-cell>
          <table:table-cell table:formula="oooc:=ABS(([.E103]-[.B103])*100/[.B103])" office:value-type="float" office:value="1.51685393258427">
            <text:p>1.52</text:p>
          </table:table-cell>
          <table:table-cell table:number-columns-repeated="2"/>
        </table:table-row>
        <table:table-row table:style-name="ro1">
          <table:table-cell office:value-type="string">
            <text:p>CUCAGCUC/GAGGUGAG</text:p>
          </table:table-cell>
          <table:table-cell office:value-type="float" office:value="34.7">
            <text:p>34.7</text:p>
          </table:table-cell>
          <table:table-cell office:value-type="float" office:value="39.63">
            <text:p>39.63</text:p>
          </table:table-cell>
          <table:table-cell office:value-type="float" office:value="33.99">
            <text:p>33.99</text:p>
          </table:table-cell>
          <table:table-cell office:value-type="float" office:value="34.94">
            <text:p>34.94</text:p>
          </table:table-cell>
          <table:table-cell office:value-type="float" office:value="34.7">
            <text:p>34.7</text:p>
          </table:table-cell>
          <table:table-cell/>
          <table:table-cell table:formula="oooc:=ABS(([.C104]-[.B104])*100/[.B104])" office:value-type="float" office:value="14.207492795389">
            <text:p>14.21</text:p>
          </table:table-cell>
          <table:table-cell table:formula="oooc:=ABS(([.D104]-[.B104])*100/[.B104])" office:value-type="float" office:value="2.04610951008646">
            <text:p>2.05</text:p>
          </table:table-cell>
          <table:table-cell table:formula="oooc:=ABS(([.E104]-[.B104])*100/[.B104])" office:value-type="float" office:value="0.691642651296815">
            <text:p>0.69</text:p>
          </table:table-cell>
          <table:table-cell table:number-columns-repeated="2"/>
        </table:table-row>
        <table:table-row table:style-name="ro1">
          <table:table-cell office:value-type="string">
            <text:p>GAGUAGAG/CUCGGCUC</text:p>
          </table:table-cell>
          <table:table-cell office:value-type="float" office:value="34.9">
            <text:p>34.9</text:p>
          </table:table-cell>
          <table:table-cell office:value-type="float" office:value="39.63">
            <text:p>39.63</text:p>
          </table:table-cell>
          <table:table-cell office:value-type="float" office:value="33.99">
            <text:p>33.99</text:p>
          </table:table-cell>
          <table:table-cell office:value-type="float" office:value="34.94">
            <text:p>34.94</text:p>
          </table:table-cell>
          <table:table-cell office:value-type="float" office:value="34.9">
            <text:p>34.9</text:p>
          </table:table-cell>
          <table:table-cell/>
          <table:table-cell table:formula="oooc:=ABS(([.C105]-[.B105])*100/[.B105])" office:value-type="float" office:value="13.5530085959886">
            <text:p>13.55</text:p>
          </table:table-cell>
          <table:table-cell table:formula="oooc:=ABS(([.D105]-[.B105])*100/[.B105])" office:value-type="float" office:value="2.60744985673351">
            <text:p>2.61</text:p>
          </table:table-cell>
          <table:table-cell table:formula="oooc:=ABS(([.E105]-[.B105])*100/[.B105])" office:value-type="float" office:value="0.114613180515757">
            <text:p>0.11</text:p>
          </table:table-cell>
          <table:table-cell table:number-columns-repeated="2"/>
        </table:table-row>
        <table:table-row table:style-name="ro1">
          <table:table-cell office:value-type="string">
            <text:p>CAGCCGCUG/GUCGUUGAC</text:p>
          </table:table-cell>
          <table:table-cell office:value-type="float" office:value="57.3">
            <text:p>57.3</text:p>
          </table:table-cell>
          <table:table-cell office:value-type="float" office:value="53.69">
            <text:p>53.69</text:p>
          </table:table-cell>
          <table:table-cell office:value-type="float" office:value="52.97">
            <text:p>52.97</text:p>
          </table:table-cell>
          <table:table-cell office:value-type="float" office:value="48.31">
            <text:p>48.31</text:p>
          </table:table-cell>
          <table:table-cell office:value-type="float" office:value="57.3">
            <text:p>57.3</text:p>
          </table:table-cell>
          <table:table-cell/>
          <table:table-cell table:formula="oooc:=ABS(([.C106]-[.B106])*100/[.B106])" office:value-type="float" office:value="6.30017452006981">
            <text:p>6.3</text:p>
          </table:table-cell>
          <table:table-cell table:formula="oooc:=ABS(([.D106]-[.B106])*100/[.B106])" office:value-type="float" office:value="7.55671902268761">
            <text:p>7.56</text:p>
          </table:table-cell>
          <table:table-cell table:formula="oooc:=ABS(([.E106]-[.B106])*100/[.B106])" office:value-type="float" office:value="15.6893542757417">
            <text:p>15.69</text:p>
          </table:table-cell>
          <table:table-cell table:number-columns-repeated="2"/>
        </table:table-row>
        <table:table-row table:style-name="ro1">
          <table:table-cell office:value-type="string">
            <text:p>GAGAGGAG/CUCAUCUC</text:p>
          </table:table-cell>
          <table:table-cell office:value-type="float" office:value="29.9">
            <text:p>29.9</text:p>
          </table:table-cell>
          <table:table-cell table:number-columns-repeated="2" office:value-type="float" office:value="39.17">
            <text:p>39.17</text:p>
          </table:table-cell>
          <table:table-cell office:value-type="float" office:value="32.96">
            <text:p>32.96</text:p>
          </table:table-cell>
          <table:table-cell office:value-type="float" office:value="29.9">
            <text:p>29.9</text:p>
          </table:table-cell>
          <table:table-cell/>
          <table:table-cell table:formula="oooc:=ABS(([.C107]-[.B107])*100/[.B107])" office:value-type="float" office:value="31.0033444816054">
            <text:p>31</text:p>
          </table:table-cell>
          <table:table-cell table:formula="oooc:=ABS(([.D107]-[.B107])*100/[.B107])" office:value-type="float" office:value="31.0033444816054">
            <text:p>31</text:p>
          </table:table-cell>
          <table:table-cell table:formula="oooc:=ABS(([.E107]-[.B107])*100/[.B107])" office:value-type="float" office:value="10.2341137123746">
            <text:p>10.2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ooc:=AVERAGE([.H95:.H107])" office:value-type="float" office:value="18.6483322612071">
            <text:p>18.65</text:p>
          </table:table-cell>
          <table:table-cell table:formula="oooc:=AVERAGE([.I95:.I107])" office:value-type="float" office:value="20.996618815645">
            <text:p>21</text:p>
          </table:table-cell>
          <table:table-cell table:formula="oooc:=AVERAGE([.J95:.J107])" office:value-type="float" office:value="8.73797226010012">
            <text:p>8.74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9">29/06/2009</text:date>, <text:time>15:1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4:42:23</meta:creation-date>
    <dc:creator>Computational Neurobiology</dc:creator>
    <dc:date>2009-06-29T15:09:31</dc:date>
    <meta:editing-cycles>9</meta:editing-cycles>
    <meta:editing-duration>PT27M10S</meta:editing-duration>
    <meta:user-defined meta:name="Info 1"/>
    <meta:user-defined meta:name="Info 2"/>
    <meta:user-defined meta:name="Info 3"/>
    <meta:user-defined meta:name="Info 4"/>
    <meta:document-statistic meta:table-count="3" meta:cell-count="63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3.23cm" svg:height="8.842cm" chart:class="chart:scatter" chart:style-name="ch1">
        <chart:title svg:x="2.871cm" svg:y="0.176cm" chart:style-name="ch2">
          <text:p>DNA sequences with single mismatch</text:p>
        </chart:title>
        <chart:legend chart:legend-position="end" svg:x="10.068cm" svg:y="3.448cm" chart:style-name="ch3"/>
        <chart:plot-area chart:style-name="ch4" table:cell-range-address="Sheet1.B3:Sheet1.D56" chart:data-source-has-labels="row" svg:x="0.327cm" svg:y="0.935cm" svg:width="9.477cm" svg:height="7.579cm">
          <chart:axis chart:dimension="x" chart:name="primary-x" chart:style-name="ch5">
            <chart:title svg:x="4.175cm" svg:y="8.065cm" chart:style-name="ch6">
              <text:p>experimental Tm</text:p>
            </chart:title>
          </chart:axis>
          <chart:axis chart:dimension="y" chart:name="primary-y" chart:style-name="ch5">
            <chart:title svg:x="0.265cm" svg:y="5.391cm" chart:style-name="ch7">
              <text:p>computed Tm</text:p>
            </chart:title>
            <chart:grid chart:style-name="ch8" chart:class="major"/>
          </chart:axis>
          <chart:series chart:style-name="ch9" chart:values-cell-range-address="Sheet1.C4:Sheet1.C56" chart:label-cell-address="Sheet1.C3:Sheet1.C3" chart:class="chart:scatter">
            <chart:domain table:cell-range-address="Sheet1.B4:Sheet1.B56"/>
            <chart:data-point chart:repeated="53"/>
          </chart:series>
          <chart:series chart:style-name="ch10" chart:values-cell-range-address="Sheet1.D4:Sheet1.D56" chart:label-cell-address="Sheet1.D3:Sheet1.D3" chart:class="chart:scatter">
            <chart:regression-curve chart:style-name="ch11"/>
            <chart:data-point chart:repeated="5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llsanpey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1">
                <text:p>23.1</text:p>
              </table:table-cell>
              <table:table-cell office:value-type="float" office:value="23.41">
                <text:p>23.41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50.84">
                <text:p>50.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.2">
                <text:p>47.2</text:p>
              </table:table-cell>
              <table:table-cell office:value-type="float" office:value="46.18">
                <text:p>46.18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9">
                <text:p>14.9</text:p>
              </table:table-cell>
              <table:table-cell office:value-type="float" office:value="33.11">
                <text:p>33.11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4">
                <text:p>47.4</text:p>
              </table:table-cell>
              <table:table-cell office:value-type="float" office:value="47.05">
                <text:p>47.05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46.35">
                <text:p>46.3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.3">
                <text:p>51.3</text:p>
              </table:table-cell>
              <table:table-cell office:value-type="float" office:value="52.11">
                <text:p>52.11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.7">
                <text:p>46.7</text:p>
              </table:table-cell>
              <table:table-cell office:value-type="float" office:value="46.02">
                <text:p>46.02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.8">
                <text:p>50.8</text:p>
              </table:table-cell>
              <table:table-cell office:value-type="float" office:value="50.97">
                <text:p>50.97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2">
                <text:p>47.2</text:p>
              </table:table-cell>
              <table:table-cell office:value-type="float" office:value="45.47">
                <text:p>45.47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2">
                <text:p>50.2</text:p>
              </table:table-cell>
              <table:table-cell office:value-type="float" office:value="53.72">
                <text:p>53.72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50.61">
                <text:p>50.6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.5">
                <text:p>20.5</text:p>
              </table:table-cell>
              <table:table-cell office:value-type="float" office:value="13.52">
                <text:p>13.52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.6">
                <text:p>28.6</text:p>
              </table:table-cell>
              <table:table-cell office:value-type="float" office:value="27.77">
                <text:p>27.77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.7">
                <text:p>47.7</text:p>
              </table:table-cell>
              <table:table-cell office:value-type="float" office:value="48">
                <text:p>48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">
                <text:p>43</text:p>
              </table:table-cell>
              <table:table-cell office:value-type="float" office:value="45.08">
                <text:p>45.0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.4">
                <text:p>53.4</text:p>
              </table:table-cell>
              <table:table-cell office:value-type="float" office:value="52.98">
                <text:p>52.98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.9">
                <text:p>44.9</text:p>
              </table:table-cell>
              <table:table-cell office:value-type="float" office:value="44.72">
                <text:p>44.72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3">
                <text:p>51.3</text:p>
              </table:table-cell>
              <table:table-cell office:value-type="float" office:value="51.8">
                <text:p>51.8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46.29">
                <text:p>46.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61.49">
                <text:p>61.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">
                <text:p>48</text:p>
              </table:table-cell>
              <table:table-cell office:value-type="float" office:value="51.12">
                <text:p>51.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42.19">
                <text:p>42.1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.7">
                <text:p>53.7</text:p>
              </table:table-cell>
              <table:table-cell office:value-type="float" office:value="53.7">
                <text:p>53.7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.2">
                <text:p>40.2</text:p>
              </table:table-cell>
              <table:table-cell office:value-type="float" office:value="30.96">
                <text:p>30.96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.6">
                <text:p>42.6</text:p>
              </table:table-cell>
              <table:table-cell office:value-type="float" office:value="42.19">
                <text:p>42.19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.2">
                <text:p>53.2</text:p>
              </table:table-cell>
              <table:table-cell office:value-type="float" office:value="53.37">
                <text:p>53.37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.1">
                <text:p>59.1</text:p>
              </table:table-cell>
              <table:table-cell office:value-type="float" office:value="63.1">
                <text:p>63.1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.3">
                <text:p>21.3</text:p>
              </table:table-cell>
              <table:table-cell office:value-type="float" office:value="20.35">
                <text:p>20.35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.9">
                <text:p>55.9</text:p>
              </table:table-cell>
              <table:table-cell office:value-type="float" office:value="53.76">
                <text:p>53.76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.6">
                <text:p>23.6</text:p>
              </table:table-cell>
              <table:table-cell office:value-type="float" office:value="21.53">
                <text:p>21.53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3">
                <text:p>30.3</text:p>
              </table:table-cell>
              <table:table-cell office:value-type="float" office:value="29.06">
                <text:p>29.06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">
                <text:p>47</text:p>
              </table:table-cell>
              <table:table-cell office:value-type="float" office:value="49.47">
                <text:p>49.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.3">
                <text:p>46.3</text:p>
              </table:table-cell>
              <table:table-cell office:value-type="float" office:value="45.88">
                <text:p>45.88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2">
                <text:p>22.2</text:p>
              </table:table-cell>
              <table:table-cell office:value-type="float" office:value="20.36">
                <text:p>20.36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.1">
                <text:p>47.1</text:p>
              </table:table-cell>
              <table:table-cell office:value-type="float" office:value="46.18">
                <text:p>46.18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.3">
                <text:p>47.3</text:p>
              </table:table-cell>
              <table:table-cell office:value-type="float" office:value="49.9">
                <text:p>49.9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.6">
                <text:p>48.6</text:p>
              </table:table-cell>
              <table:table-cell office:value-type="float" office:value="47.05">
                <text:p>47.05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.1">
                <text:p>47.1</text:p>
              </table:table-cell>
              <table:table-cell office:value-type="float" office:value="46.42">
                <text:p>46.42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.7">
                <text:p>47.7</text:p>
              </table:table-cell>
              <table:table-cell office:value-type="float" office:value="54.85">
                <text:p>54.85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.7">
                <text:p>54.7</text:p>
              </table:table-cell>
              <table:table-cell office:value-type="float" office:value="25.1">
                <text:p>25.1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.6">
                <text:p>49.6</text:p>
              </table:table-cell>
              <table:table-cell office:value-type="float" office:value="51.33">
                <text:p>51.33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.4">
                <text:p>43.4</text:p>
              </table:table-cell>
              <table:table-cell office:value-type="float" office:value="42.67">
                <text:p>42.67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.5">
                <text:p>48.5</text:p>
              </table:table-cell>
              <table:table-cell office:value-type="float" office:value="48.86">
                <text:p>48.86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.2">
                <text:p>52.2</text:p>
              </table:table-cell>
              <table:table-cell office:value-type="float" office:value="53.88">
                <text:p>53.88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.5">
                <text:p>52.5</text:p>
              </table:table-cell>
              <table:table-cell office:value-type="float" office:value="51.65">
                <text:p>51.65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9">
                <text:p>23.9</text:p>
              </table:table-cell>
              <table:table-cell office:value-type="float" office:value="25.17">
                <text:p>25.17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.9">
                <text:p>41.9</text:p>
              </table:table-cell>
              <table:table-cell office:value-type="float" office:value="38.53">
                <text:p>38.53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.65">
                <text:p>51.6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2.16">
                <text:p>52.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.9">
                <text:p>42.9</text:p>
              </table:table-cell>
              <table:table-cell office:value-type="float" office:value="38.53">
                <text:p>38.53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.6">
                <text:p>47.6</text:p>
              </table:table-cell>
              <table:table-cell office:value-type="float" office:value="47.91">
                <text:p>47.91</text:p>
              </table:table-cell>
              <table:table-cell office:value-type="float" office:value="47.6">
                <text:p>47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4.164cm" svg:height="8.841cm" chart:class="chart:scatter" chart:style-name="ch1">
        <chart:title svg:x="3.1cm" svg:y="0.176cm" chart:style-name="ch2">
          <text:p>RNA sequences with single mismatches</text:p>
        </chart:title>
        <chart:legend chart:legend-position="end" svg:x="10.48cm" svg:y="3.22cm" chart:style-name="ch3"/>
        <chart:plot-area chart:style-name="ch4" table:cell-range-address="Sheet1.B58:Sheet1.E91" chart:data-source-has-labels="row" svg:x="0.365cm" svg:y="0.935cm" svg:width="9.832cm" svg:height="7.578cm">
          <chart:axis chart:dimension="x" chart:name="primary-x" chart:style-name="ch5">
            <chart:title svg:x="4.39cm" svg:y="8.064cm" chart:style-name="ch6">
              <text:p>experimental Tm</text:p>
            </chart:title>
          </chart:axis>
          <chart:axis chart:dimension="y" chart:name="primary-y" chart:style-name="ch5">
            <chart:title svg:x="0.284cm" svg:y="5.39cm" chart:style-name="ch7">
              <text:p>computed Tm</text:p>
            </chart:title>
            <chart:grid chart:style-name="ch8" chart:class="major"/>
          </chart:axis>
          <chart:series chart:style-name="ch9" chart:values-cell-range-address="Sheet1.C59:Sheet1.C91" chart:label-cell-address="Sheet1.C58:Sheet1.C58" chart:class="chart:scatter">
            <chart:domain table:cell-range-address="Sheet1.B59:Sheet1.B91"/>
            <chart:data-point chart:repeated="33"/>
          </chart:series>
          <chart:series chart:style-name="ch10" chart:values-cell-range-address="Sheet1.D59:Sheet1.D91" chart:label-cell-address="Sheet1.D58:Sheet1.D58" chart:class="chart:scatter">
            <chart:data-point chart:repeated="33"/>
          </chart:series>
          <chart:series chart:style-name="ch11" chart:values-cell-range-address="Sheet1.E59:Sheet1.E91" chart:label-cell-address="Sheet1.E58:Sheet1.E58" chart:class="chart:scatter">
            <chart:regression-curve chart:style-name="ch12"/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zno07 </text:p>
              </table:table-cell>
              <table:table-cell office:value-type="string">
                <text:p> tur06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.9">
                <text:p>24.9</text:p>
              </table:table-cell>
              <table:table-cell office:value-type="float" office:value="23.95">
                <text:p>23.95</text:p>
              </table:table-cell>
              <table:table-cell office:value-type="float" office:value="24.87">
                <text:p>24.87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.7">
                <text:p>48.7</text:p>
              </table:table-cell>
              <table:table-cell office:value-type="float" office:value="53.26">
                <text:p>53.26</text:p>
              </table:table-cell>
              <table:table-cell office:value-type="float" office:value="49.24">
                <text:p>49.24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.9">
                <text:p>43.9</text:p>
              </table:table-cell>
              <table:table-cell office:value-type="float" office:value="43.82">
                <text:p>43.82</text:p>
              </table:table-cell>
              <table:table-cell office:value-type="float" office:value="39.67">
                <text:p>39.67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.8">
                <text:p>35.8</text:p>
              </table:table-cell>
              <table:table-cell office:value-type="float" office:value="40.26">
                <text:p>40.26</text:p>
              </table:table-cell>
              <table:table-cell office:value-type="float" office:value="35.06">
                <text:p>35.06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2">
                <text:p>51.2</text:p>
              </table:table-cell>
              <table:table-cell office:value-type="float" office:value="54.4">
                <text:p>54.4</text:p>
              </table:table-cell>
              <table:table-cell office:value-type="float" office:value="58.28">
                <text:p>58.28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.7">
                <text:p>43.7</text:p>
              </table:table-cell>
              <table:table-cell office:value-type="float" office:value="52.65">
                <text:p>52.65</text:p>
              </table:table-cell>
              <table:table-cell office:value-type="float" office:value="45.52">
                <text:p>45.52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.2">
                <text:p>49.2</text:p>
              </table:table-cell>
              <table:table-cell office:value-type="float" office:value="48.56">
                <text:p>48.56</text:p>
              </table:table-cell>
              <table:table-cell office:value-type="float" office:value="48.93">
                <text:p>48.93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.1">
                <text:p>55.1</text:p>
              </table:table-cell>
              <table:table-cell office:value-type="float" office:value="59.45">
                <text:p>59.45</text:p>
              </table:table-cell>
              <table:table-cell office:value-type="float" office:value="54.48">
                <text:p>54.48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.8">
                <text:p>47.8</text:p>
              </table:table-cell>
              <table:table-cell office:value-type="float" office:value="36.37">
                <text:p>36.37</text:p>
              </table:table-cell>
              <table:table-cell office:value-type="float" office:value="37.48">
                <text:p>37.48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8">
                <text:p>47.8</text:p>
              </table:table-cell>
              <table:table-cell office:value-type="float" office:value="45.52">
                <text:p>45.52</text:p>
              </table:table-cell>
              <table:table-cell office:value-type="float" office:value="41.54">
                <text:p>41.54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.1">
                <text:p>47.1</text:p>
              </table:table-cell>
              <table:table-cell office:value-type="float" office:value="43.98">
                <text:p>43.98</text:p>
              </table:table-cell>
              <table:table-cell office:value-type="float" office:value="39.74">
                <text:p>39.7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.5">
                <text:p>38.5</text:p>
              </table:table-cell>
              <table:table-cell office:value-type="float" office:value="37.57">
                <text:p>37.57</text:p>
              </table:table-cell>
              <table:table-cell office:value-type="float" office:value="40.62">
                <text:p>40.62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.1">
                <text:p>60.1</text:p>
              </table:table-cell>
              <table:table-cell office:value-type="float" office:value="51.95">
                <text:p>51.95</text:p>
              </table:table-cell>
              <table:table-cell office:value-type="float" office:value="48.16">
                <text:p>48.16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.1">
                <text:p>47.1</text:p>
              </table:table-cell>
              <table:table-cell office:value-type="float" office:value="46.33">
                <text:p>46.33</text:p>
              </table:table-cell>
              <table:table-cell office:value-type="float" office:value="48.2">
                <text:p>48.2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.8">
                <text:p>35.8</text:p>
              </table:table-cell>
              <table:table-cell office:value-type="float" office:value="40.13">
                <text:p>40.13</text:p>
              </table:table-cell>
              <table:table-cell office:value-type="float" office:value="34.94">
                <text:p>34.94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.2">
                <text:p>46.2</text:p>
              </table:table-cell>
              <table:table-cell office:value-type="float" office:value="44.77">
                <text:p>44.77</text:p>
              </table:table-cell>
              <table:table-cell office:value-type="float" office:value="40.66">
                <text:p>40.66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.4">
                <text:p>52.4</text:p>
              </table:table-cell>
              <table:table-cell office:value-type="float" office:value="44.77">
                <text:p>44.77</text:p>
              </table:table-cell>
              <table:table-cell office:value-type="float" office:value="40.66">
                <text:p>40.66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5">
                <text:p>20.5</text:p>
              </table:table-cell>
              <table:table-cell office:value-type="float" office:value="27.14">
                <text:p>27.14</text:p>
              </table:table-cell>
              <table:table-cell office:value-type="float" office:value="23.27">
                <text:p>23.27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.5">
                <text:p>52.5</text:p>
              </table:table-cell>
              <table:table-cell office:value-type="float" office:value="48.51">
                <text:p>48.51</text:p>
              </table:table-cell>
              <table:table-cell office:value-type="float" office:value="47.56">
                <text:p>47.56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.9">
                <text:p>46.9</text:p>
              </table:table-cell>
              <table:table-cell office:value-type="float" office:value="46.84">
                <text:p>46.84</text:p>
              </table:table-cell>
              <table:table-cell office:value-type="float" office:value="44.83">
                <text:p>44.83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.9">
                <text:p>57.9</text:p>
              </table:table-cell>
              <table:table-cell office:value-type="float" office:value="60.3">
                <text:p>60.3</text:p>
              </table:table-cell>
              <table:table-cell office:value-type="float" office:value="54.95">
                <text:p>54.95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.1">
                <text:p>40.1</text:p>
              </table:table-cell>
              <table:table-cell office:value-type="float" office:value="39.14">
                <text:p>39.14</text:p>
              </table:table-cell>
              <table:table-cell office:value-type="float" office:value="40.62">
                <text:p>40.62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.1">
                <text:p>54.1</text:p>
              </table:table-cell>
              <table:table-cell office:value-type="float" office:value="56.76">
                <text:p>56.76</text:p>
              </table:table-cell>
              <table:table-cell office:value-type="float" office:value="51.12">
                <text:p>51.12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.3">
                <text:p>56.3</text:p>
              </table:table-cell>
              <table:table-cell office:value-type="float" office:value="59.45">
                <text:p>59.45</text:p>
              </table:table-cell>
              <table:table-cell office:value-type="float" office:value="54.48">
                <text:p>54.48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.4">
                <text:p>47.4</text:p>
              </table:table-cell>
              <table:table-cell office:value-type="float" office:value="46.84">
                <text:p>46.84</text:p>
              </table:table-cell>
              <table:table-cell office:value-type="float" office:value="44.83">
                <text:p>44.83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5">
                <text:p>26.5</text:p>
              </table:table-cell>
              <table:table-cell office:value-type="float" office:value="24.69">
                <text:p>24.69</text:p>
              </table:table-cell>
              <table:table-cell office:value-type="float" office:value="24.44">
                <text:p>24.4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.3">
                <text:p>35.3</text:p>
              </table:table-cell>
              <table:table-cell office:value-type="float" office:value="39.63">
                <text:p>39.63</text:p>
              </table:table-cell>
              <table:table-cell office:value-type="float" office:value="34.94">
                <text:p>34.94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4">
                <text:p>44.4</text:p>
              </table:table-cell>
              <table:table-cell office:value-type="float" office:value="51.13">
                <text:p>51.13</text:p>
              </table:table-cell>
              <table:table-cell office:value-type="float" office:value="46.87">
                <text:p>46.87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.3">
                <text:p>34.3</text:p>
              </table:table-cell>
              <table:table-cell office:value-type="float" office:value="34.33">
                <text:p>34.33</text:p>
              </table:table-cell>
              <table:table-cell office:value-type="float" office:value="32.02">
                <text:p>32.02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.1">
                <text:p>47.1</text:p>
              </table:table-cell>
              <table:table-cell office:value-type="float" office:value="48.59">
                <text:p>48.59</text:p>
              </table:table-cell>
              <table:table-cell office:value-type="float" office:value="48.31">
                <text:p>48.31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.7">
                <text:p>30.7</text:p>
              </table:table-cell>
              <table:table-cell office:value-type="float" office:value="29.13">
                <text:p>29.13</text:p>
              </table:table-cell>
              <table:table-cell office:value-type="float" office:value="24.44">
                <text:p>24.44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9.11">
                <text:p>29.11</text:p>
              </table:table-cell>
              <table:table-cell office:value-type="float" office:value="24.44">
                <text:p>24.44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 chart:regression-type="linear"/>
      <style:graphic-properties draw:stroke="none" svg:stroke-color="#579d1c" draw:fill-color="#579d1c"/>
      <style:text-properties fo:font-size="6pt" style:font-size-asian="6pt" style:font-size-complex="6pt"/>
    </style:style>
    <style:style style:name="ch14" style:family="chart">
      <style:graphic-properties svg:stroke-width="0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6.038cm" svg:height="8.341cm" chart:class="chart:scatter" chart:style-name="ch1">
        <chart:title svg:x="4.037cm" svg:y="0.166cm" chart:style-name="ch2">
          <text:p>RNA sequences with single mismatches</text:p>
        </chart:title>
        <chart:subtitle svg:x="6.206cm" svg:y="0.916cm" chart:style-name="ch3">
          <text:p>GU closing base pair</text:p>
        </chart:subtitle>
        <chart:legend chart:legend-position="end" svg:x="12.317cm" svg:y="2.743cm" chart:style-name="ch4"/>
        <chart:plot-area chart:style-name="ch5" table:cell-range-address="Sheet1.B93:Sheet1.F107" chart:data-source-has-labels="row" svg:x="0.439cm" svg:y="1.611cm" svg:width="11.558cm" svg:height="6.432cm">
          <chart:axis chart:dimension="x" chart:name="primary-x" chart:style-name="ch6">
            <chart:title svg:x="5.327cm" svg:y="7.584cm" chart:style-name="ch7">
              <text:p>experimental Tm</text:p>
            </chart:title>
          </chart:axis>
          <chart:axis chart:dimension="y" chart:name="primary-y" chart:style-name="ch6">
            <chart:title svg:x="0.321cm" svg:y="5.493cm" chart:style-name="ch8">
              <text:p>computed Tm</text:p>
            </chart:title>
            <chart:grid chart:style-name="ch9" chart:class="major"/>
          </chart:axis>
          <chart:series chart:style-name="ch10" chart:values-cell-range-address="Sheet1.C94:Sheet1.C107" chart:label-cell-address="Sheet1.C93:Sheet1.C93" chart:class="chart:scatter">
            <chart:domain table:cell-range-address="Sheet1.B94:Sheet1.B107"/>
            <chart:data-point chart:repeated="14"/>
          </chart:series>
          <chart:series chart:style-name="ch11" chart:values-cell-range-address="Sheet1.D94:Sheet1.D107" chart:label-cell-address="Sheet1.D93:Sheet1.D93" chart:class="chart:scatter">
            <chart:data-point chart:repeated="14"/>
          </chart:series>
          <chart:series chart:style-name="ch12" chart:values-cell-range-address="Sheet1.E94:Sheet1.E107" chart:label-cell-address="Sheet1.E93:Sheet1.E93" chart:class="chart:scatter">
            <chart:data-point chart:repeated="14"/>
          </chart:series>
          <chart:series chart:style-name="ch13" chart:values-cell-range-address="Sheet1.F94:Sheet1.F107" chart:label-cell-address="Sheet1.F93:Sheet1.F93" chart:class="chart:scatter">
            <chart:regression-curve chart:style-name="ch14"/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zno07 </text:p>
              </table:table-cell>
              <table:table-cell office:value-type="string">
                <text:p> zno08 </text:p>
              </table:table-cell>
              <table:table-cell office:value-type="string">
                <text:p> tur06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.8">
                <text:p>35.8</text:p>
              </table:table-cell>
              <table:table-cell office:value-type="float" office:value="40.13">
                <text:p>40.13</text:p>
              </table:table-cell>
              <table:table-cell office:value-type="float" office:value="41.25">
                <text:p>41.25</text:p>
              </table:table-cell>
              <table:table-cell office:value-type="float" office:value="34.94">
                <text:p>34.94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.4">
                <text:p>47.4</text:p>
              </table:table-cell>
              <table:table-cell office:value-type="float" office:value="53.26">
                <text:p>53.26</text:p>
              </table:table-cell>
              <table:table-cell office:value-type="float" office:value="49.61">
                <text:p>49.61</text:p>
              </table:table-cell>
              <table:table-cell office:value-type="float" office:value="49.24">
                <text:p>49.24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3">
                <text:p>34.3</text:p>
              </table:table-cell>
              <table:table-cell office:value-type="float" office:value="48.38">
                <text:p>48.38</text:p>
              </table:table-cell>
              <table:table-cell office:value-type="float" office:value="48.38">
                <text:p>48.38</text:p>
              </table:table-cell>
              <table:table-cell office:value-type="float" office:value="38.26">
                <text:p>38.26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37.74">
                <text:p>37.74</text:p>
              </table:table-cell>
              <table:table-cell office:value-type="float" office:value="48.23">
                <text:p>48.23</text:p>
              </table:table-cell>
              <table:table-cell office:value-type="float" office:value="34.94">
                <text:p>34.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.7">
                <text:p>43.7</text:p>
              </table:table-cell>
              <table:table-cell office:value-type="float" office:value="52.65">
                <text:p>52.65</text:p>
              </table:table-cell>
              <table:table-cell office:value-type="float" office:value="39.93">
                <text:p>39.93</text:p>
              </table:table-cell>
              <table:table-cell office:value-type="float" office:value="45.52">
                <text:p>45.52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.8">
                <text:p>47.8</text:p>
              </table:table-cell>
              <table:table-cell office:value-type="float" office:value="36.37">
                <text:p>36.37</text:p>
              </table:table-cell>
              <table:table-cell office:value-type="float" office:value="23.42">
                <text:p>23.42</text:p>
              </table:table-cell>
              <table:table-cell office:value-type="float" office:value="37.48">
                <text:p>37.48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4">
                <text:p>44.4</text:p>
              </table:table-cell>
              <table:table-cell office:value-type="float" office:value="51.13">
                <text:p>51.13</text:p>
              </table:table-cell>
              <table:table-cell office:value-type="float" office:value="52.45">
                <text:p>52.45</text:p>
              </table:table-cell>
              <table:table-cell office:value-type="float" office:value="46.87">
                <text:p>46.87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51.95">
                <text:p>51.95</text:p>
              </table:table-cell>
              <table:table-cell office:value-type="float" office:value="52.67">
                <text:p>52.67</text:p>
              </table:table-cell>
              <table:table-cell office:value-type="float" office:value="48.16">
                <text:p>48.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6">
                <text:p>35.6</text:p>
              </table:table-cell>
              <table:table-cell office:value-type="float" office:value="40.26">
                <text:p>40.26</text:p>
              </table:table-cell>
              <table:table-cell office:value-type="float" office:value="42.03">
                <text:p>42.03</text:p>
              </table:table-cell>
              <table:table-cell office:value-type="float" office:value="35.06">
                <text:p>35.06</text:p>
              </table:table-cell>
              <table:table-cell office:value-type="float" office:value="35.6">
                <text:p>35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7">
                <text:p>34.7</text:p>
              </table:table-cell>
              <table:table-cell office:value-type="float" office:value="39.63">
                <text:p>39.63</text:p>
              </table:table-cell>
              <table:table-cell office:value-type="float" office:value="33.99">
                <text:p>33.99</text:p>
              </table:table-cell>
              <table:table-cell office:value-type="float" office:value="34.94">
                <text:p>34.94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.9">
                <text:p>34.9</text:p>
              </table:table-cell>
              <table:table-cell office:value-type="float" office:value="39.63">
                <text:p>39.63</text:p>
              </table:table-cell>
              <table:table-cell office:value-type="float" office:value="33.99">
                <text:p>33.99</text:p>
              </table:table-cell>
              <table:table-cell office:value-type="float" office:value="34.94">
                <text:p>34.94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.3">
                <text:p>57.3</text:p>
              </table:table-cell>
              <table:table-cell office:value-type="float" office:value="53.69">
                <text:p>53.69</text:p>
              </table:table-cell>
              <table:table-cell office:value-type="float" office:value="52.97">
                <text:p>52.97</text:p>
              </table:table-cell>
              <table:table-cell office:value-type="float" office:value="48.31">
                <text:p>48.31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.9">
                <text:p>29.9</text:p>
              </table:table-cell>
              <table:table-cell office:value-type="float" office:value="39.17">
                <text:p>39.17</text:p>
              </table:table-cell>
              <table:table-cell office:value-type="float" office:value="39.17">
                <text:p>39.17</text:p>
              </table:table-cell>
              <table:table-cell office:value-type="float" office:value="32.96">
                <text:p>32.96</text:p>
              </table:table-cell>
              <table:table-cell office:value-type="float" office:value="29.9">
                <text:p>29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